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1CD000000DE3889E839.png"/>
  <manifest:file-entry manifest:media-type="image/png" manifest:full-path="Pictures/1000000000000250000000FA53C9740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no-wrap" draw:shadow="hidden"/>
    </style:style>
    <style:style style:name="gr3" style:family="graphic" style:parent-style-name="standard">
      <style:graphic-properties draw:stroke="solid" svg:stroke-width="0.026cm" svg:stroke-color="#000000" draw:stroke-linejoin="round" draw:fill="solid" draw:fill-color="#99ccff" draw:textarea-horizontal-align="justify" draw:textarea-vertical-align="middle" draw:auto-grow-height="false" fo:padding-top="0.125cm" fo:padding-bottom="0.125cm" fo:padding-left="0.25cm" fo:padding-right="0.25cm" fo:wrap-option="wrap" draw:shadow="hidden"/>
    </style:style>
    <style:style style:name="gr4" style:family="graphic" style:parent-style-name="standard">
      <style:graphic-properties draw:stroke="solid" svg:stroke-width="0.026cm" svg:stroke-color="#000000" draw:stroke-linejoin="round" draw:fill="solid" draw:fill-color="#99cc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solid" svg:stroke-width="0.026cm" svg:stroke-color="#000000" draw:stroke-linejoin="round" draw:fill="solid" draw:fill-color="#ff9966" draw:textarea-horizontal-align="justify" draw:textarea-vertical-align="middle" draw:auto-grow-height="false" fo:padding-top="0.125cm" fo:padding-bottom="0.125cm" fo:padding-left="0.25cm" fo:padding-right="0.25cm" fo:wrap-option="wrap" draw:shadow="hidden"/>
    </style:style>
    <style:style style:name="gr6" style:family="graphic" style:parent-style-name="standard">
      <style:graphic-properties draw:stroke="solid" svg:stroke-width="0.026cm" svg:stroke-color="#000000" draw:stroke-linejoin="round" draw:fill="solid" draw:fill-color="#9999cc" draw:textarea-horizontal-align="justify" draw:textarea-vertical-align="middle" draw:auto-grow-height="false" fo:padding-top="0.125cm" fo:padding-bottom="0.125cm" fo:padding-left="0.25cm" fo:padding-right="0.25cm" fo:wrap-option="wrap" draw:shadow="hidden"/>
    </style:style>
    <style:style style:name="gr7" style:family="graphic" style:parent-style-name="standard">
      <style:graphic-properties draw:stroke="solid" svg:stroke-width="0.026cm" svg:stroke-color="#000000" draw:stroke-linejoin="round" draw:fill="solid" draw:fill-color="#9999cc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solid" svg:stroke-width="0.026cm" svg:stroke-color="#000000" draw:stroke-linejoin="round" draw:fill="solid" draw:fill-color="#ffff99" draw:textarea-horizontal-align="justify" draw:textarea-vertical-align="middle" draw:auto-grow-height="false" fo:padding-top="0.125cm" fo:padding-bottom="0.125cm" fo:padding-left="0.25cm" fo:padding-right="0.25cm" fo:wrap-option="wrap" draw:shadow="hidden"/>
    </style:style>
    <style:style style:name="gr9" style:family="graphic" style:parent-style-name="standard">
      <style:graphic-properties draw:stroke="solid" svg:stroke-width="0.026cm" svg:stroke-color="#000000" draw:stroke-linejoin="round" draw:fill="solid" draw:fill-color="#7da647" draw:textarea-horizontal-align="justify" draw:textarea-vertical-align="middle" draw:auto-grow-height="false" fo:padding-top="0.125cm" fo:padding-bottom="0.125cm" fo:padding-left="0.25cm" fo:padding-right="0.25cm" fo:wrap-option="wrap" draw:shadow="hidden"/>
    </style:style>
    <style:style style:name="gr10" style:family="graphic" style:parent-style-name="standard">
      <style:graphic-properties draw:stroke="solid" svg:stroke-width="0.026cm" svg:stroke-color="#000000" draw:stroke-linejoin="round" draw:fill="solid" draw:fill-color="#ffcc99" draw:textarea-horizontal-align="justify" draw:textarea-vertical-align="middle" draw:auto-grow-height="false" fo:padding-top="0.125cm" fo:padding-bottom="0.125cm" fo:padding-left="0.25cm" fo:padding-right="0.25cm" fo:wrap-option="wrap" draw:shadow="hidden"/>
    </style:style>
    <style:style style:name="gr11" style:family="graphic" style:parent-style-name="standard">
      <style:graphic-properties draw:stroke="solid" svg:stroke-width="0.026cm" svg:stroke-color="#000000" draw:stroke-linejoin="round" draw:fill="solid" draw:fill-color="#33cc66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2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fill="solid" draw:fill-color="#ffcc99" draw:textarea-horizontal-align="justify" draw:textarea-vertical-align="middle" draw:auto-grow-height="false" draw:shadow="hidden"/>
    </style:style>
    <style:style style:name="gr17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19" style:family="graphic" style:parent-style-name="standard">
      <style:graphic-properties draw:textarea-horizontal-align="justify" draw:textarea-vertical-align="middle" draw:auto-grow-height="false"/>
    </style:style>
    <style:style style:name="gr20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21" style:family="graphic" style:parent-style-name="standard">
      <style:graphic-properties draw:textarea-vertical-align="middle" draw:auto-grow-height="false" fo:min-height="0.749cm" fo:min-width="0.499cm"/>
    </style:style>
    <style:style style:name="gr22" style:family="graphic" style:parent-style-name="standard">
      <style:graphic-properties draw:fill="solid" draw:fill-color="#ffb515" draw:textarea-vertical-align="middle" draw:auto-grow-height="false" fo:min-height="0.749cm" fo:min-width="0.499cm"/>
    </style:style>
    <style:style style:name="gr23" style:family="graphic" style:parent-style-name="standard">
      <style:graphic-properties draw:fill="solid" draw:fill-color="#ffff66" draw:textarea-vertical-align="middle" draw:auto-grow-height="false" fo:min-height="0.749cm" fo:min-width="0.499cm"/>
    </style:style>
    <style:style style:name="gr24" style:family="graphic" style:parent-style-name="standard">
      <style:graphic-properties draw:fill="solid" draw:fill-color="#ffffcc" draw:textarea-horizontal-align="justify" draw:textarea-vertical-align="middle" draw:auto-grow-height="false" fo:min-height="0cm" fo:min-width="0cm" fo:wrap-option="no-wrap" draw:shadow="visibl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6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gradient" draw:fill-color="#ff6633" draw:fill-gradient-name="Gradient_20_9" draw:opacity-name="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08080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4.83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le1-notes">
      <style:graphic-properties draw:stroke="none" draw:fill="none" draw:fill-color="#ffffff" draw:auto-grow-height="true" fo:min-height="11.41cm" draw:shadow="hidden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681cm" fo:min-width="0cm" fo:padding-top="0cm" fo:padding-bottom="0cm" fo:padding-left="0cm" fo:padding-right="0cm" fo:wrap-option="no-wrap" draw:shadow="hidden" draw:shadow-color="#808080"/>
    </style:style>
    <style:style style:name="pr4" style:family="presentation" style:parent-style-name="Default-subtitle">
      <style:graphic-properties draw:stroke="none" draw:fill="none" draw:fill-color="#ffffff" draw:textarea-horizontal-align="justify" draw:textarea-vertical-align="middle" draw:auto-grow-height="true" draw:auto-grow-width="false" fo:min-height="9.967cm" fo:min-width="0cm" fo:padding-top="0cm" fo:padding-bottom="0cm" fo:padding-left="0cm" fo:padding-right="0cm" fo:wrap-option="no-wrap" draw:shadow="hidden" draw:shadow-color="#808080"/>
    </style:style>
    <style:style style:name="pr5" style:family="presentation" style:parent-style-name="Default-notes">
      <style:graphic-properties draw:stroke="none" draw:fill="none" draw:fill-color="#ffffff" draw:auto-grow-height="true" fo:min-height="11.41cm" draw:shadow="hidden"/>
    </style:style>
    <style:style style:name="pr6" style:family="presentation" style:parent-style-name="Default-subtitle">
      <style:graphic-properties draw:stroke="none" draw:fill="none" draw:fill-color="#ffffff" draw:textarea-horizontal-align="justify" draw:textarea-vertical-align="middle" draw:auto-grow-height="true" draw:auto-grow-width="false" fo:min-height="14.13cm" fo:min-width="0cm" fo:padding-top="0cm" fo:padding-bottom="0cm" fo:padding-left="0cm" fo:padding-right="0cm" fo:wrap-option="no-wrap" draw:shadow="hidden" draw:shadow-color="#808080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434cm" fo:min-width="0cm" fo:padding-top="0cm" fo:padding-bottom="0cm" fo:padding-left="0cm" fo:padding-right="0cm" fo:wrap-option="no-wrap" draw:shadow="hidden" draw:shadow-color="#808080"/>
    </style:style>
    <style:style style:name="pr8" style:family="presentation" style:parent-style-name="Default-title">
      <style:graphic-properties draw:fill-color="#ffffff" draw:auto-grow-height="true" fo:min-height="1.678cm"/>
    </style:style>
    <style:style style:name="pr9" style:family="presentation" style:parent-style-name="Default-subtitle" style:list-style-name="L7">
      <style:graphic-properties draw:fill-color="#ffffff" draw:auto-grow-height="true" fo:min-height="14.373cm"/>
    </style:style>
    <style:style style:name="pr10" style:family="presentation" style:parent-style-name="Default-outline1">
      <style:graphic-properties draw:fill-color="#ffffff" draw:auto-grow-height="true" fo:min-height="14.373cm"/>
    </style:style>
    <style:style style:name="pr11" style:family="presentation" style:parent-style-name="Default-notes">
      <style:graphic-properties draw:fill-color="#ffffff" fo:min-height="11.159cm"/>
    </style:style>
    <style:style style:name="pr1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678cm" fo:min-width="0cm" fo:padding-top="0cm" fo:padding-bottom="0cm" fo:padding-left="0cm" fo:padding-right="0cm" fo:wrap-option="no-wrap" draw:shadow="hidden" draw:shadow-color="#808080"/>
    </style:style>
    <style:style style:name="pr13" style:family="presentation" style:parent-style-name="Default-subtitle" style:list-style-name="L8">
      <style:graphic-properties draw:stroke="none" draw:fill="none" draw:fill-color="#ffffff" draw:textarea-horizontal-align="justify" draw:textarea-vertical-align="middle" draw:auto-grow-height="true" draw:auto-grow-width="false" fo:min-height="14.373cm" fo:min-width="0cm" fo:padding-top="0cm" fo:padding-bottom="0cm" fo:padding-left="0cm" fo:padding-right="0cm" fo:wrap-option="no-wrap" draw:shadow="hidden" draw:shadow-color="#808080"/>
    </style:style>
    <style:style style:name="pr14" style:family="presentation" style:parent-style-name="Default-subtitle" style:list-style-name="L7">
      <style:graphic-properties draw:fill-color="#ffffff" draw:auto-grow-height="true" fo:min-height="14.373cm"/>
    </style:style>
    <style:style style:name="pr15" style:family="presentation" style:parent-style-name="Default-subtitle">
      <style:graphic-properties draw:fill-color="#ffffff" fo:min-height="14.122cm"/>
    </style:style>
    <style:style style:name="pr16" style:family="presentation" style:parent-style-name="Default-title">
      <style:graphic-properties draw:fill-color="#ffffff" fo:min-height="1.427cm"/>
    </style:style>
    <style:style style:name="pr17" style:family="presentation" style:parent-style-name="Default-subtitle">
      <style:graphic-properties draw:stroke="none" draw:fill="none" draw:fill-color="#ffffff" draw:textarea-horizontal-align="justify" draw:textarea-vertical-align="middle" draw:auto-grow-height="true" draw:auto-grow-width="false" fo:min-height="15.633cm" fo:min-width="0cm" fo:padding-top="0cm" fo:padding-bottom="0cm" fo:padding-left="0cm" fo:padding-right="0cm" fo:wrap-option="no-wrap" draw:shadow="hidden" draw:shadow-color="#808080"/>
    </style:style>
    <style:style style:name="pr18" style:family="presentation" style:parent-style-name="Default-title">
      <style:graphic-properties draw:stroke="none" draw:fill="none" draw:fill-color="#ffffff" fo:min-height="1.435cm" draw:shadow="hidden" draw:shadow-color="#808080"/>
    </style:style>
    <style:style style:name="pr19" style:family="presentation" style:parent-style-name="Default-subtitle">
      <style:graphic-properties draw:stroke="none" draw:fill="none" draw:fill-color="#ffffff" fo:min-height="14.131cm" draw:shadow="hidden" draw:shadow-color="#808080"/>
    </style:style>
    <style:style style:name="P1" style:family="paragraph">
      <style:paragraph-properties fo:margin-left="0cm" fo:margin-right="0cm" fo:line-height="98%" fo:text-align="end" text:enable-numbering="false" fo:text-indent="0cm" style:punctuation-wrap="hanging" style:line-break="strict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text:enable-numbering="false" fo:text-indent="0cm" style:punctuation-wrap="hanging" style:line-break="strict"/>
    </style:style>
    <style:style style:name="P6" style:family="paragraph">
      <style:paragraph-properties fo:margin-left="1.27cm" fo:margin-right="0cm" fo:margin-top="0.176cm" fo:margin-bottom="0cm" fo:line-height="98%" fo:text-align="start" text:enable-numbering="false" fo:text-indent="0cm" style:punctuation-wrap="hanging" style:line-break="strict" style:writing-mode="lr-tb"/>
    </style:style>
    <style:style style:name="P7" style:family="paragraph">
      <style:paragraph-properties fo:margin-left="1.27cm" fo:margin-right="0cm" fo:margin-top="0.176cm" fo:margin-bottom="0cm" fo:line-height="146%" fo:text-align="start" text:enable-numbering="false" fo:text-indent="0cm" style:punctuation-wrap="hanging" style:line-break="strict" style:writing-mode="lr-tb"/>
    </style:style>
    <style:style style:name="P8" style:family="paragraph">
      <style:paragraph-properties fo:margin-left="0cm" fo:margin-right="0cm" fo:line-height="93%" text:enable-numbering="false" fo:text-indent="0cm" style:punctuation-wrap="hanging" style:line-break="strict"/>
    </style:style>
    <style:style style:name="P9" style:family="paragraph">
      <style:paragraph-properties fo:margin-left="0cm" fo:margin-right="0cm" fo:line-height="93%" fo:text-align="center" text:enable-numbering="false" fo:text-indent="0cm" style:punctuation-wrap="hanging" style:line-break="strict"/>
    </style:style>
    <style:style style:name="P10" style:family="paragraph">
      <style:paragraph-properties fo:margin-left="0cm" fo:margin-right="0cm" fo:text-align="center" text:enable-numbering="false" fo:text-indent="0cm" style:punctuation-wrap="hanging" style:line-break="strict"/>
    </style:style>
    <style:style style:name="P11" style:family="paragraph">
      <style:paragraph-properties fo:margin-left="0cm" fo:margin-right="0cm" fo:margin-top="0.176cm" fo:margin-bottom="0cm" fo:line-height="98%" fo:text-align="start" text:enable-numbering="false" fo:text-indent="0cm" style:punctuation-wrap="hanging" style:line-break="strict"/>
    </style:style>
    <style:style style:name="P12" style:family="paragraph">
      <style:paragraph-properties fo:margin-left="0cm" fo:margin-right="0cm" fo:margin-top="0.176cm" fo:margin-bottom="0cm" fo:line-height="104%" fo:text-align="start" text:enable-numbering="false" fo:text-indent="0cm" style:punctuation-wrap="hanging" style:line-break="strict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paragraph-properties fo:margin-left="0cm" fo:margin-right="0cm" fo:line-height="98%" fo:text-align="center" text:enable-numbering="false" fo:text-indent="0cm" style:punctuation-wrap="hanging" style:line-break="strict"/>
    </style:style>
    <style:style style:name="P15" style:family="paragraph">
      <style:paragraph-properties fo:margin-left="0cm" fo:margin-right="0cm" fo:line-height="98%" fo:text-align="center" text:enable-numbering="false" fo:text-indent="0cm" style:punctuation-wrap="hanging" style:line-break="strict" style:writing-mode="lr-tb"/>
    </style:style>
    <style:style style:name="P16" style:family="paragraph">
      <style:paragraph-properties fo:margin-left="0cm" fo:margin-right="0cm" fo:margin-top="0.176cm" fo:margin-bottom="0cm" fo:line-height="96%" fo:text-align="start" text:enable-numbering="false" fo:text-indent="0cm" style:punctuation-wrap="hanging" style:line-break="strict">
        <style:tab-stops/>
      </style:paragraph-properties>
    </style:style>
    <style:style style:name="P17" style:family="paragraph">
      <style:paragraph-properties fo:margin-left="0.93cm" fo:margin-right="0cm" fo:text-indent="-0.93cm"/>
    </style:style>
    <style:style style:name="P18" style:family="paragraph">
      <style:paragraph-properties fo:margin-left="0cm" fo:margin-right="0cm" text:enable-numbering="false" fo:text-indent="0cm" style:punctuation-wrap="hanging" style:line-break="strict" style:writing-mode="lr-tb"/>
    </style:style>
    <style:style style:name="P19" style:family="paragraph">
      <style:paragraph-properties fo:margin-left="1.27cm" fo:margin-right="0cm" fo:margin-top="0.176cm" fo:margin-bottom="0cm" fo:line-height="104%" fo:text-align="justify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</style:tab-stops>
      </style:paragraph-properties>
    </style:style>
    <style:style style:name="P20" style:family="paragraph">
      <style:paragraph-properties fo:margin-left="1.27cm" fo:margin-right="0cm" fo:margin-top="0.176cm" fo:margin-bottom="0cm" fo:line-height="104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</style:tab-stops>
      </style:paragraph-properties>
    </style:style>
    <style:style style:name="P21" style:family="paragraph">
      <style:paragraph-properties fo:margin-left="1.27cm" fo:margin-right="0cm" fo:margin-top="0.176cm" fo:margin-bottom="0cm" fo:line-height="104%" fo:text-align="start" text:enable-numbering="false" fo:text-indent="0cm" style:punctuation-wrap="hanging" style:line-break="strict" style:writing-mode="lr-tb"/>
    </style:style>
    <style:style style:name="P22" style:family="paragraph">
      <style:paragraph-properties fo:margin-left="1.27cm" fo:margin-right="0cm" fo:margin-top="0.176cm" fo:margin-bottom="0cm" fo:line-height="98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</style:tab-stops>
      </style:paragraph-properties>
    </style:style>
    <style:style style:name="P23" style:family="paragraph">
      <style:paragraph-properties fo:margin-left="0cm" fo:margin-right="0cm" fo:text-indent="0cm" style:writing-mode="lr-tb"/>
      <style:text-properties fo:font-size="16pt" style:font-size-asian="16pt" style:font-size-complex="16pt"/>
    </style:style>
    <style:style style:name="P24" style:family="paragraph">
      <style:paragraph-properties fo:margin-left="0cm" fo:margin-right="0cm" fo:text-align="start" fo:text-indent="0cm"/>
    </style:style>
    <style:style style:name="P25" style:family="paragraph">
      <style:paragraph-properties fo:margin-left="0cm" fo:margin-right="0cm" fo:text-align="start" fo:text-indent="0cm"/>
      <style:text-properties fo:font-size="16pt" style:font-size-asian="16pt" style:font-size-complex="16pt"/>
    </style:style>
    <style:style style:name="P26" style:family="paragraph">
      <style:paragraph-properties fo:margin-left="0cm" fo:margin-right="0cm" fo:text-align="center" fo:text-indent="0cm"/>
      <style:text-properties fo:font-size="16pt" style:font-size-asian="16pt" style:font-size-complex="16pt"/>
    </style:style>
    <style:style style:name="P27" style:family="paragraph">
      <style:paragraph-properties fo:margin-left="0cm" fo:margin-right="0cm" fo:text-align="center" fo:text-indent="0cm"/>
      <style:text-properties fo:font-size="20pt" style:font-size-asian="20pt" style:font-size-complex="20pt"/>
    </style:style>
    <style:style style:name="P28" style:family="paragraph">
      <style:paragraph-properties fo:margin-left="0cm" fo:margin-right="0cm" fo:text-indent="0cm"/>
      <style:text-properties fo:font-size="12pt"/>
    </style:style>
    <style:style style:name="P29" style:family="paragraph">
      <style:paragraph-properties fo:margin-left="0cm" fo:margin-right="0cm" fo:text-align="start" text:enable-numbering="false" fo:text-indent="0cm"/>
    </style:style>
    <style:style style:name="P30" style:family="paragraph">
      <style:paragraph-properties fo:text-align="center"/>
      <style:text-properties fo:font-size="16pt" style:font-size-asian="16pt" style:font-size-complex="16pt"/>
    </style:style>
    <style:style style:name="P31" style:family="paragraph">
      <style:paragraph-properties fo:text-align="center"/>
      <style:text-properties fo:font-size="20pt" style:font-size-asian="20pt" style:font-size-complex="20pt"/>
    </style:style>
    <style:style style:name="P32" style:family="paragraph">
      <style:paragraph-properties fo:margin-left="0cm" fo:margin-right="0cm" fo:text-align="justify" fo:text-indent="0cm"/>
    </style:style>
    <style:style style:name="P33" style:family="paragraph">
      <style:paragraph-properties fo:text-align="center"/>
    </style:style>
    <style:style style:name="P34" style:family="paragraph">
      <style:paragraph-properties fo:text-align="center"/>
      <style:text-properties fo:font-size="12pt" style:font-size-asian="12pt" style:font-size-complex="12pt"/>
    </style:style>
    <style:style style:name="P35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36" style:family="paragraph"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/>
      </style:paragraph-properties>
    </style:style>
    <style:style style:name="P37" style:family="paragraph"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1" style:family="text">
      <style:text-properties fo:color="#ff6600" fo:font-size="38pt" fo:language="en" fo:country="GB" fo:text-shadow="1pt 1pt" fo:font-weight="bold" style:font-size-asian="38pt" style:font-weight-asian="bold" style:font-size-complex="38pt" style:font-weight-complex="bold"/>
    </style:style>
    <style:style style:name="T2" style:family="text">
      <style:text-properties fo:language="en" fo:country="GB"/>
    </style:style>
    <style:style style:name="T3" style:family="text">
      <style:text-properties fo:color="#333333" style:text-line-through-style="none" style:text-position="0% 100%" fo:font-family="'Bitstream Vera Sans'" style:font-family-generic="swiss" style:font-pitch="variable" fo:font-size="20pt" fo:language="en" fo:country="GB" fo:font-style="normal" fo:text-shadow="none" style:text-underline-style="none" fo:font-weight="normal" style:font-family-asian="'Lucida Sans Unicode'" style:font-family-generic-asian="swiss" style:font-pitch-asian="variable" style:font-size-asian="20pt" style:font-style-asian="normal" style:font-weight-asian="normal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T4" style:family="text">
      <style:text-properties fo:color="#ffffff" fo:font-family="'Lucida Sans Unicode'" style:font-family-generic="swiss" style:font-pitch="variable" fo:font-size="28pt" fo:language="en" fo:country="GB" style:font-family-asian="'Lucida Sans Unicode'" style:font-family-generic-asian="swiss" style:font-pitch-asian="variable" style:font-size-asian="28pt" style:font-family-complex="'Lucida Sans Unicode'" style:font-family-generic-complex="swiss" style:font-pitch-complex="variable" style:font-size-complex="28pt"/>
    </style:style>
    <style:style style:name="T5" style:family="text">
      <style:text-properties fo:color="#800000" style:text-line-through-style="none" style:text-position="0% 100%" fo:font-family="'Bitstream Vera Sans'" style:font-family-generic="swiss" style:font-pitch="variable" fo:font-size="20pt" fo:language="en" fo:country="GB" fo:font-style="normal" fo:text-shadow="none" style:text-underline-style="none" fo:font-weight="normal" style:font-family-asian="'Lucida Sans Unicode'" style:font-family-generic-asian="swiss" style:font-pitch-asian="variable" style:font-size-asian="20pt" style:font-style-asian="normal" style:font-weight-asian="normal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T6" style:family="text">
      <style:text-properties fo:color="#333333" style:text-line-through-style="none" style:text-position="0% 100%" fo:font-family="'Bitstream Vera Sans'" style:font-family-generic="swiss" style:font-pitch="variable" fo:font-size="16pt" fo:language="en" fo:country="GB" fo:font-style="normal" fo:text-shadow="none" style:text-underline-style="none" fo:font-weight="normal" style:font-family-asian="'Lucida Sans Unicode'" style:font-family-generic-asian="swiss" style:font-pitch-asian="variable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 style:font-relief="none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color="#333333" style:text-line-through-style="none" style:text-position="0% 100%" fo:font-family="'Bitstream Vera Sans'" style:font-family-generic="swiss" style:font-pitch="variable" fo:font-size="18pt" fo:language="en" fo:country="GB" fo:font-style="normal" fo:text-shadow="none" style:text-underline-style="none" fo:font-weight="normal" style:font-family-asian="'Lucida Sans Unicode'" style:font-family-generic-asian="swiss" style:font-pitch-asian="variable" style:font-size-asian="18pt" style:font-style-asian="normal" style:font-weight-asian="normal" style:font-family-complex="'Lucida Sans Unicode'" style:font-family-generic-complex="swiss" style:font-pitch-complex="variable" style:font-size-complex="18pt" style:font-style-complex="normal" style:font-weight-complex="normal" style:font-relief="none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•">
        <style:text-properties fo:font-family="'Lucida Sans Unicode'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">
        <style:text-properties fo:font-family="'Wingdings 3'" style:font-family-generic="roman" style:font-pitch="variable" style:font-charset="x-symbol" fo:color="#ec7600" fo:font-size="100%"/>
      </text:list-level-style-bullet>
      <text:list-level-style-bullet text:level="2" text:bullet-char="»">
        <style:list-level-properties text:space-before="1.27cm"/>
        <style:text-properties fo:font-family="Tahoma" style:font-family-generic="swiss" style:font-pitch="variable" fo:color="#ec7600" fo:font-size="100%"/>
      </text:list-level-style-bullet>
      <text:list-level-style-bullet text:level="3" text:bullet-char="•">
        <style:list-level-properties text:space-before="2.54cm"/>
        <style:text-properties fo:font-family="'Bitstream Vera Sans'" style:font-family-generic="swiss" style:font-pitch="variable" fo:color="#ec7600" fo:font-size="100%"/>
      </text:list-level-style-bullet>
      <text:list-level-style-bullet text:level="4" text:bullet-char="–">
        <style:list-level-properties text:space-before="3.81cm"/>
        <style:text-properties fo:font-family="'Bitstream Vera Sans'" style:font-family-generic="swiss" style:font-pitch="variable" fo:color="#333333" fo:font-size="100%"/>
      </text:list-level-style-bullet>
      <text:list-level-style-bullet text:level="5" text:bullet-char="»">
        <style:list-level-properties text:space-before="5.08cm"/>
        <style:text-properties fo:font-family="'Bitstream Vera Sans'" style:font-family-generic="swiss" style:font-pitch="variable" fo:color="#333333" fo:font-size="100%"/>
      </text:list-level-style-bullet>
      <text:list-level-style-bullet text:level="6" text:bullet-char="»">
        <style:list-level-properties text:space-before="5.08cm"/>
        <style:text-properties fo:font-family="'Bitstream Vera Sans'" style:font-family-generic="swiss" style:font-pitch="variable" fo:color="#333333" fo:font-size="100%"/>
      </text:list-level-style-bullet>
      <text:list-level-style-bullet text:level="7" text:bullet-char="»">
        <style:list-level-properties text:space-before="5.08cm"/>
        <style:text-properties fo:font-family="'Bitstream Vera Sans'" style:font-family-generic="swiss" style:font-pitch="variable" fo:color="#333333" fo:font-size="100%"/>
      </text:list-level-style-bullet>
      <text:list-level-style-bullet text:level="8" text:bullet-char="»">
        <style:list-level-properties text:space-before="5.08cm"/>
        <style:text-properties fo:font-family="'Bitstream Vera Sans'" style:font-family-generic="swiss" style:font-pitch="variable" fo:color="#333333" fo:font-size="100%"/>
      </text:list-level-style-bullet>
      <text:list-level-style-bullet text:level="9" text:bullet-char="»">
        <style:list-level-properties text:space-before="5.08cm"/>
        <style:text-properties fo:font-family="'Bitstream Vera Sans'" style:font-family-generic="swiss" style:font-pitch="variable" fo:color="#333333" fo:font-size="100%"/>
      </text:list-level-style-bullet>
    </text:list-style>
    <text:list-style style:name="L3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">
        <style:text-properties fo:font-family="'Wingdings 3'" style:font-family-generic="roman" style:font-pitch="variable" style:font-charset="x-symbol" fo:color="#ec7600" fo:font-size="100%"/>
      </text:list-level-style-bullet>
      <text:list-level-style-bullet text:level="2" text:bullet-char="»">
        <style:text-properties fo:font-family="Tahoma" style:font-family-generic="swiss" style:font-pitch="variable" fo:color="#ec76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Bitstream Vera Sans'" style:font-family-generic="swiss" style:font-pitch="variable" fo:color="#ec76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Bitstream Vera Sans'" style:font-family-generic="swiss" style:font-pitch="variable" fo:color="#333333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Bitstream Vera Sans'" style:font-family-generic="swiss" style:font-pitch="variable" fo:color="#333333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Bitstream Vera Sans'" style:font-family-generic="swiss" style:font-pitch="variable" fo:color="#333333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Bitstream Vera Sans'" style:font-family-generic="swiss" style:font-pitch="variable" fo:color="#333333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Bitstream Vera Sans'" style:font-family-generic="swiss" style:font-pitch="variable" fo:color="#333333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">
        <style:list-level-properties text:min-label-width="0.93cm"/>
        <style:text-properties fo:font-family="'Wingdings 3'" style:font-family-generic="roman" style:font-pitch="variable" style:font-charset="x-symbol" fo:color="#ec7600" fo:font-size="100%"/>
      </text:list-level-style-bullet>
      <text:list-level-style-bullet text:level="2" text:bullet-char="»">
        <style:list-level-properties text:space-before="1.27cm" text:min-label-width="0.771cm"/>
        <style:text-properties fo:font-family="Tahoma" style:font-family-generic="swiss" style:font-pitch="variable" fo:color="#ec76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Bitstream Vera Sans'" style:font-family-generic="swiss" style:font-pitch="variable" fo:color="#ec76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Bitstream Vera Sans'" style:font-family-generic="swiss" style:font-pitch="variable" fo:color="#333333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Bitstream Vera Sans'" style:font-family-generic="swiss" style:font-pitch="variable" fo:color="#333333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Bitstream Vera Sans'" style:font-family-generic="swiss" style:font-pitch="variable" fo:color="#333333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Bitstream Vera Sans'" style:font-family-generic="swiss" style:font-pitch="variable" fo:color="#333333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Bitstream Vera Sans'" style:font-family-generic="swiss" style:font-pitch="variable" fo:color="#333333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">
        <style:text-properties fo:font-family="'Wingdings 3'" style:font-family-generic="roman" style:font-pitch="variable" style:font-charset="x-symbol" fo:color="#ec7600" fo:font-size="100%"/>
      </text:list-level-style-bullet>
      <text:list-level-style-bullet text:level="2" text:bullet-char="»">
        <style:text-properties fo:font-family="Tahoma" style:font-family-generic="swiss" style:font-pitch="variable" fo:color="#ec76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Bitstream Vera Sans'" style:font-family-generic="swiss" style:font-pitch="variable" fo:color="#ec76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Bitstream Vera Sans'" style:font-family-generic="swiss" style:font-pitch="variable" fo:color="#333333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Bitstream Vera Sans'" style:font-family-generic="swiss" style:font-pitch="variable" fo:color="#333333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Bitstream Vera Sans'" style:font-family-generic="swiss" style:font-pitch="variable" fo:color="#333333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Bitstream Vera Sans'" style:font-family-generic="swiss" style:font-pitch="variable" fo:color="#333333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Bitstream Vera Sans'" style:font-family-generic="swiss" style:font-pitch="variable" fo:color="#333333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">
        <style:text-properties fo:font-family="'Wingdings 3'" style:font-family-generic="roman" style:font-pitch="variable" style:font-charset="x-symbol" fo:color="#ec7600" fo:font-size="100%"/>
      </text:list-level-style-bullet>
      <text:list-level-style-bullet text:level="2" text:bullet-char="»">
        <style:list-level-properties text:space-before="1.27cm" text:min-label-width="0.771cm"/>
        <style:text-properties fo:font-family="Tahoma" style:font-family-generic="swiss" style:font-pitch="variable" fo:color="#ec76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Bitstream Vera Sans'" style:font-family-generic="swiss" style:font-pitch="variable" fo:color="#ec76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Bitstream Vera Sans'" style:font-family-generic="swiss" style:font-pitch="variable" fo:color="#333333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Bitstream Vera Sans'" style:font-family-generic="swiss" style:font-pitch="variable" fo:color="#333333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Bitstream Vera Sans'" style:font-family-generic="swiss" style:font-pitch="variable" fo:color="#333333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Bitstream Vera Sans'" style:font-family-generic="swiss" style:font-pitch="variable" fo:color="#333333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Bitstream Vera Sans'" style:font-family-generic="swiss" style:font-pitch="variable" fo:color="#333333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">
        <style:list-level-properties text:space-before="1.27cm"/>
        <style:text-properties fo:font-family="'Wingdings 3'" style:font-family-generic="roman" style:font-pitch="variable" style:font-charset="x-symbol" fo:color="#ec7600" fo:font-size="100%"/>
      </text:list-level-style-bullet>
      <text:list-level-style-bullet text:level="2" text:bullet-char="»">
        <style:list-level-properties text:space-before="1.27cm"/>
        <style:text-properties fo:font-family="Tahoma" style:font-family-generic="swiss" style:font-pitch="variable" fo:color="#ec7600" fo:font-size="100%"/>
      </text:list-level-style-bullet>
      <text:list-level-style-bullet text:level="3" text:bullet-char="•">
        <style:list-level-properties text:space-before="2.54cm"/>
        <style:text-properties fo:font-family="'Bitstream Vera Sans'" style:font-family-generic="swiss" style:font-pitch="variable" fo:color="#ec7600" fo:font-size="100%"/>
      </text:list-level-style-bullet>
      <text:list-level-style-bullet text:level="4" text:bullet-char="–">
        <style:list-level-properties text:space-before="3.81cm"/>
        <style:text-properties fo:font-family="'Bitstream Vera Sans'" style:font-family-generic="swiss" style:font-pitch="variable" fo:color="#333333" fo:font-size="100%"/>
      </text:list-level-style-bullet>
      <text:list-level-style-bullet text:level="5" text:bullet-char="»">
        <style:list-level-properties text:space-before="5.08cm"/>
        <style:text-properties fo:font-family="'Bitstream Vera Sans'" style:font-family-generic="swiss" style:font-pitch="variable" fo:color="#333333" fo:font-size="100%"/>
      </text:list-level-style-bullet>
      <text:list-level-style-bullet text:level="6" text:bullet-char="»">
        <style:list-level-properties text:space-before="5.08cm"/>
        <style:text-properties fo:font-family="'Bitstream Vera Sans'" style:font-family-generic="swiss" style:font-pitch="variable" fo:color="#333333" fo:font-size="100%"/>
      </text:list-level-style-bullet>
      <text:list-level-style-bullet text:level="7" text:bullet-char="»">
        <style:list-level-properties text:space-before="5.08cm"/>
        <style:text-properties fo:font-family="'Bitstream Vera Sans'" style:font-family-generic="swiss" style:font-pitch="variable" fo:color="#333333" fo:font-size="100%"/>
      </text:list-level-style-bullet>
      <text:list-level-style-bullet text:level="8" text:bullet-char="»">
        <style:list-level-properties text:space-before="5.08cm"/>
        <style:text-properties fo:font-family="'Bitstream Vera Sans'" style:font-family-generic="swiss" style:font-pitch="variable" fo:color="#333333" fo:font-size="100%"/>
      </text:list-level-style-bullet>
      <text:list-level-style-bullet text:level="9" text:bullet-char="»">
        <style:list-level-properties text:space-before="5.08cm"/>
        <style:text-properties fo:font-family="'Bitstream Vera Sans'" style:font-family-generic="swiss" style:font-pitch="variable" fo:color="#333333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2.648cm" svg:height="5.09cm" svg:x="2.54cm" svg:y="10.684cm" presentation:class="title" presentation:user-transformed="true">
          <draw:text-box>
            <text:p text:style-name="P1"><text:span text:style-name="T1">WorkLight</text:span><text:span text:style-name="T1"><text:line-break/></text:span><text:span text:style-name="T1"/></text:p>
          </draw:text-box>
        </draw:frame>
        <presentation:notes draw:style-name="dp2">
          <draw:custom-shape draw:style-name="gr1" draw:text-style-name="P3" draw:layer="layout" svg:width="12.7cm" svg:height="9.525cm" svg:x="3.175cm" svg:y="1.905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3.948cm" svg:height="11.41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presentation:style-name="pr3" draw:text-style-name="P2" draw:layer="layout" svg:width="21.784cm" svg:height="1.681cm" svg:x="2.752cm" svg:y="0.423cm" presentation:class="title" presentation:user-transformed="true">
          <draw:text-box>
            <text:p text:style-name="P5"><text:span text:style-name="T2">WorkLight – product description</text:span></text:p>
          </draw:text-box>
        </draw:frame>
        <draw:frame presentation:style-name="pr4" draw:text-style-name="P2" draw:layer="layout" svg:width="22.207cm" svg:height="9.967cm" svg:x="2.751cm" svg:y="5.3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6"><text:span text:style-name="T3">WorkLight is a platform for enabling access to Enterprise application data using “Web 2.0” consumer technologie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WorkLight server securely extracts personalized data from the Enterprise Application, and delivers it to customers via RSS feeds, personalized home pages, <text:s/>gadgets, and Ajax desktop widgets.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682cm" svg:height="9.507cm" svg:x="3.175cm" svg:y="1.905cm" draw:page-number="2"/>
          <draw:frame presentation:style-name="pr5" draw:text-style-name="P4" draw:layer="layout" svg:width="13.948cm" svg:height="11.41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custom-shape draw:style-name="gr2" draw:text-style-name="P3" draw:layer="layout" svg:width="21.793cm" svg:height="1.689cm" svg:x="2.752cm" svg:y="0.423cm">
          <text:p text:style-name="P8"><text:span text:style-name="T4">WorkLight Server</text:span></text:p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1.905cm" svg:height="1.27cm" svg:x="-13.97cm" svg:y="5.08cm">
          <text:p text:style-name="P9"><text:span text:style-name="T2">SQ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905cm" svg:height="1.27cm" svg:x="-11.43cm" svg:y="5.08cm">
          <text:p text:style-name="P9"><text:span text:style-name="T2">SQ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905cm" svg:height="1.27cm" svg:x="-8.89cm" svg:y="5.08cm">
          <text:p text:style-name="P9"><text:span text:style-name="T2">J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905cm" svg:height="1.27cm" svg:x="-6.35cm" svg:y="5.08cm">
          <text:p text:style-name="P9"><text:span text:style-name="T2">W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6.985cm" svg:height="1.905cm" svg:x="-12.065cm" svg:y="8.89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3.81cm" svg:height="1.905cm" svg:x="-14.605cm" svg:y="13.97cm">
          <text:p text:style-name="P9"><text:span text:style-name="T2">Schema 1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81cm" svg:height="1.905cm" svg:x="-10.16cm" svg:y="13.97cm">
          <text:p text:style-name="P9"><text:span text:style-name="T2">Schema 2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81cm" svg:height="1.905cm" svg:x="-5.715cm" svg:y="13.97cm">
          <text:p text:style-name="P9"><text:span text:style-name="T2">Schema 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445cm" svg:height="1.905cm" svg:x="3.81cm" svg:y="3.175cm">
          <text:p text:style-name="P9"><text:span text:style-name="T2">EIS (SQL)‏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445cm" svg:height="1.905cm" svg:x="8.89cm" svg:y="3.175cm">
          <text:p text:style-name="P9"><text:span text:style-name="T2">EIS (WS)‏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445cm" svg:height="1.905cm" svg:x="13.97cm" svg:y="3.175cm">
          <text:p text:style-name="P9"><text:span text:style-name="T2">EIS (JMS)‏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445cm" svg:height="1.905cm" svg:x="19.05cm" svg:y="3.175cm">
          <text:p text:style-name="P9"><text:span text:style-name="T2">EIS (LDAP)‏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4cm" svg:height="1.905cm" svg:x="5.08cm" svg:y="13.335cm">
          <text:p text:style-name="P9"><text:span text:style-name="T2">R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2.54cm" svg:height="1.905cm" svg:x="8.255cm" svg:y="13.335cm">
          <text:p text:style-name="P9"><text:span text:style-name="T2">HTM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2.54cm" svg:height="1.905cm" svg:x="11.43cm" svg:y="13.335cm">
          <text:p text:style-name="P9"><text:span text:style-name="T2">JS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3.335cm" svg:height="2.54cm" svg:x="5.08cm" svg:y="8.255cm">
          <text:p text:style-name="P9"><text:span text:style-name="T2">WorkLight 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.905cm" svg:height="1.905cm" svg:x="10.16cm" svg:y="5.715cm">
          <text:p text:style-name="P4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3" draw:layer="layout" svg:width="2.54cm" svg:height="1.905cm" svg:x="14.605cm" svg:y="13.335cm">
          <text:p text:style-name="P9"><text:span text:style-name="T2">XM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1.905cm" svg:height="1.27cm" svg:x="10.16cm" svg:y="11.43cm">
          <text:p text:style-name="P4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custom-shape draw:style-name="gr1" draw:text-style-name="P3" draw:layer="layout" svg:width="12.696cm" svg:height="9.521cm" svg:x="3.175cm" svg:y="1.905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5" draw:text-style-name="P4" draw:layer="layout" svg:width="13.948cm" svg:height="11.41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custom-shape draw:style-name="gr2" draw:text-style-name="P3" draw:layer="layout" svg:width="21.793cm" svg:height="1.689cm" svg:x="2.752cm" svg:y="0.423cm">
          <text:p text:style-name="P8"><text:span text:style-name="T4">WorkLight Server </text:span></text:p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4.445cm" svg:height="1.905cm" svg:x="3.81cm" svg:y="3.175cm">
          <text:p text:style-name="P9"><text:span text:style-name="T2">EIS (SQL)‏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445cm" svg:height="1.905cm" svg:x="8.89cm" svg:y="3.175cm">
          <text:p text:style-name="P9"><text:span text:style-name="T2">EIS (WS)‏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445cm" svg:height="1.905cm" svg:x="13.97cm" svg:y="3.175cm">
          <text:p text:style-name="P9"><text:span text:style-name="T2">EIS (JMS)‏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445cm" svg:height="1.905cm" svg:x="19.05cm" svg:y="3.175cm">
          <text:p text:style-name="P9"><text:span text:style-name="T2">EIS (LDAP)‏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0.32cm" svg:height="8.255cm" svg:x="3.81cm" svg:y="9.335cm">
          <text:p text:style-name="P9"><text:span text:style-name="T2"/></text:p>
          <text:p text:style-name="P9"><text:span text:style-name="T2"/></text:p>
          <text:p text:style-name="P9"><text:span text:style-name="T2"/></text:p>
          <text:p text:style-name="P9"><text:span text:style-name="T2"/></text:p>
          <text:p text:style-name="P9"><text:span text:style-name="T2"/></text:p>
          <text:p text:style-name="P9"><text:span text:style-name="T2"/></text:p>
          <text:p text:style-name="P9"><text:span text:style-name="T2"/></text:p>
          <text:p text:style-name="P9"><text:span text:style-name="T2">WorkLight 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.905cm" svg:height="2.54cm" svg:x="10.16cm" svg:y="5.715cm">
          <text:p text:style-name="P4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3" draw:layer="layout" svg:width="18.415cm" svg:height="6.548cm" svg:x="4.78cm" svg:y="9.525cm">
          <text:p text:style-name="P10"><text:span text:style-name="T2"/></text:p>
          <text:p text:style-name="P10"><text:span text:style-name="T2"/></text:p>
          <text:p text:style-name="P10"><text:span text:style-name="T2"/></text:p>
          <text:p text:style-name="P10"><text:span text:style-name="T2"/></text:p>
          <text:p text:style-name="P10"><text:span text:style-name="T2">Integration 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3.144cm" svg:height="3.175cm" svg:x="5.111cm" svg:y="9.803cm">
          <text:p text:style-name="P10"><text:span text:style-name="T2">SQL</text:span></text:p>
          <text:p text:style-name="P10"><text:span text:style-name="T2">Adap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2.941cm" svg:height="3.175cm" svg:x="9.759cm" svg:y="9.86cm">
          <text:p text:style-name="P10"><text:span text:style-name="T2">WS</text:span></text:p>
          <text:p text:style-name="P10"><text:span text:style-name="T2">Adap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3.519cm" svg:height="3.175cm" svg:x="14.733cm" svg:y="9.86cm">
          <text:p text:style-name="P10"><text:span text:style-name="T2">JMS</text:span></text:p>
          <text:p text:style-name="P10"><text:span text:style-name="T2">Adap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3.272cm" svg:height="3.175cm" svg:x="19.685cm" svg:y="9.803cm">
          <text:p text:style-name="P10"><text:span text:style-name="T2">LDAP</text:span></text:p>
          <text:p text:style-name="P10"><text:span text:style-name="T2">Adap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.905cm" svg:height="2.54cm" svg:x="5.362cm" svg:y="5.715cm">
          <text:p text:style-name="P4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1.905cm" svg:height="2.54cm" svg:x="20.161cm" svg:y="5.715cm">
          <text:p text:style-name="P4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1.905cm" svg:height="2.54cm" svg:x="15.562cm" svg:y="5.715cm">
          <text:p text:style-name="P4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3" draw:layer="layout" svg:width="3.81cm" svg:height="2.54cm" svg:x="18.415cm" svg:y="13.335cm">
          <text:p text:style-name="P10"><text:span text:style-name="T2">Cach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presentation:notes draw:style-name="dp2">
          <draw:custom-shape draw:style-name="gr1" draw:text-style-name="P3" draw:layer="layout" svg:width="12.696cm" svg:height="9.521cm" svg:x="3.175cm" svg:y="1.905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5" draw:text-style-name="P4" draw:layer="layout" svg:width="13.948cm" svg:height="11.41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frame presentation:style-name="pr3" draw:text-style-name="P2" draw:layer="layout" svg:width="21.784cm" svg:height="1.681cm" svg:x="2.752cm" svg:y="0.423cm" presentation:class="title" presentation:user-transformed="true">
          <draw:text-box>
            <text:p text:style-name="P5"><text:span text:style-name="T2">WorkLight Server</text:span></text:p>
          </draw:text-box>
        </draw:frame>
        <draw:frame presentation:style-name="pr6" draw:text-style-name="P2" draw:layer="layout" svg:width="22.207cm" svg:height="14.13cm" svg:x="2.751cm" svg:y="3.297cm" presentation:class="subtitle" presentation:user-transformed="true">
          <draw:text-box>
            <text:p text:style-name="P11"><text:span text:style-name="T2">WorkLight Server has adapter for each type Enterprise Application like SQL, WS, JMS, LDAP, SAP/R3 etc.</text:span></text:p>
            <text:p text:style-name="P12"><text:span text:style-name="T2"/></text:p>
            <text:p text:style-name="P12"><text:span text:style-name="T2">Each adapter instance configured via XML file.</text:span></text:p>
            <text:p text:style-name="P12"><text:span text:style-name="T2"/></text:p>
            <text:p text:style-name="P12"><text:span text:style-name="T2">Each adapter configuration has Connection, Retrieve policies and data mapping structure.</text:span></text:p>
            <text:p text:style-name="P12"><text:span text:style-name="T2"/></text:p>
          </draw:text-box>
        </draw:frame>
        <presentation:notes draw:style-name="dp2">
          <draw:page-thumbnail draw:layer="layout" svg:width="12.682cm" svg:height="9.507cm" svg:x="3.175cm" svg:y="1.905cm" draw:page-number="5"/>
          <draw:frame presentation:style-name="pr5" draw:text-style-name="P4" draw:layer="layout" svg:width="13.948cm" svg:height="11.41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frame presentation:style-name="pr7" draw:text-style-name="P2" draw:layer="layout" svg:width="21.784cm" svg:height="1.434cm" svg:x="2.752cm" svg:y="0.546cm" presentation:class="title" presentation:user-transformed="true">
          <draw:text-box>
            <text:p text:style-name="P5"><text:span text:style-name="T2">Problem 1</text:span></text:p>
          </draw:text-box>
        </draw:frame>
        <draw:frame presentation:style-name="pr6" draw:text-style-name="P2" draw:layer="layout" svg:width="22.207cm" svg:height="14.13cm" svg:x="2.751cm" svg:y="3.297cm" presentation:class="subtitle" presentation:user-transformed="true">
          <draw:text-box>
            <text:p text:style-name="P11"><text:span text:style-name="T2">Enterprise Data has different structure for different adapter configurations.</text:span></text:p>
            <text:p text:style-name="P12"><text:span text:style-name="T2"/></text:p>
            <text:p text:style-name="P12"><text:span text:style-name="T2">Retrieved Enterprise Data must be stored into the Cache.</text:span></text:p>
            <text:p text:style-name="P12"><text:span text:style-name="T2"/></text:p>
            <text:p text:style-name="P12"><text:span text:style-name="T2">Cache must to provide ability to select data using SQL / HQL.</text:span></text:p>
            <text:p text:style-name="P12"><text:span text:style-name="T2"/></text:p>
            <text:p text:style-name="P12"><text:span text:style-name="T2"/></text:p>
          </draw:text-box>
        </draw:frame>
        <presentation:notes draw:style-name="dp2">
          <draw:page-thumbnail draw:layer="layout" svg:width="12.682cm" svg:height="9.507cm" svg:x="3.175cm" svg:y="1.905cm" draw:page-number="6"/>
          <draw:frame presentation:style-name="pr5" draw:text-style-name="P4" draw:layer="layout" svg:width="13.948cm" svg:height="11.41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presentation:style-name="pr7" draw:text-style-name="P2" draw:layer="layout" svg:width="21.784cm" svg:height="1.434cm" svg:x="2.752cm" svg:y="0.546cm" presentation:class="title" presentation:user-transformed="true">
          <draw:text-box>
            <text:p text:style-name="P5"><text:span text:style-name="T2">Solution 1</text:span></text:p>
          </draw:text-box>
        </draw:frame>
        <draw:frame presentation:style-name="pr6" draw:text-style-name="P2" draw:layer="layout" svg:width="22.207cm" svg:height="14.13cm" svg:x="2.751cm" svg:y="3.297cm" presentation:class="subtitle" presentation:user-transformed="true">
          <draw:text-box>
            <text:p text:style-name="P11"><text:span text:style-name="T2">Using Hibernate Dynamic Domain Model approach for storing Enterprise Data in Cache.</text:span></text:p>
            <text:p text:style-name="P11"><text:span text:style-name="T2"/></text:p>
            <text:p text:style-name="P11"><text:span text:style-name="T2">From adapter configuration files we have metadata – data structure for storing in the our Cache. </text:span></text:p>
            <text:p text:style-name="P11"><text:span text:style-name="T2"/></text:p>
            <text:p text:style-name="P11"><text:span text:style-name="T2"/></text:p>
            <text:p text:style-name="P11"><text:span text:style-name="T2"/></text:p>
          </draw:text-box>
        </draw:frame>
        <presentation:notes draw:style-name="dp2">
          <draw:page-thumbnail draw:layer="layout" svg:width="12.682cm" svg:height="9.507cm" svg:x="3.175cm" svg:y="1.905cm" draw:page-number="7"/>
          <draw:frame presentation:style-name="pr5" draw:text-style-name="P4" draw:layer="layout" svg:width="13.948cm" svg:height="11.41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frame presentation:style-name="pr7" draw:text-style-name="P2" draw:layer="layout" svg:width="21.784cm" svg:height="1.434cm" svg:x="2.752cm" svg:y="0.546cm" presentation:class="title" presentation:user-transformed="true">
          <draw:text-box>
            <text:p text:style-name="P5"><text:span text:style-name="T2">Problem 2</text:span></text:p>
          </draw:text-box>
        </draw:frame>
        <draw:frame presentation:style-name="pr6" draw:text-style-name="P2" draw:layer="layout" svg:width="22.207cm" svg:height="14.13cm" svg:x="2.751cm" svg:y="3.297cm" presentation:class="subtitle" presentation:user-transformed="true">
          <draw:text-box>
            <text:p text:style-name="P11"><text:span text:style-name="T2">Enterprise Data can be very complex, like complex XML structure retrieved from Web Services.</text:span></text:p>
            <text:p text:style-name="P12"><text:span text:style-name="T2"/></text:p>
            <text:p text:style-name="P12"><text:span text:style-name="T2">Platform must to provide ability to retrieve data from different Web Service and wiring between them.</text:span></text:p>
            <text:p text:style-name="P12"><text:span text:style-name="T2"/></text:p>
            <text:p text:style-name="P12"><text:span text:style-name="T2">Retrieved data can be aggregated / calculated by standard functions like SUM, AVG or by more complex algorithms.</text:span></text:p>
            <text:p text:style-name="P12"><text:span text:style-name="T2"/></text:p>
          </draw:text-box>
        </draw:frame>
        <presentation:notes draw:style-name="dp2">
          <draw:page-thumbnail draw:layer="layout" svg:width="12.682cm" svg:height="9.507cm" svg:x="3.175cm" svg:y="1.905cm" draw:page-number="8"/>
          <draw:frame presentation:style-name="pr5" draw:text-style-name="P4" draw:layer="layout" svg:width="13.948cm" svg:height="11.41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office:forms form:automatic-focus="false" form:apply-design-mode="false"/>
        <draw:frame presentation:style-name="pr7" draw:text-style-name="P2" draw:layer="layout" svg:width="21.784cm" svg:height="1.434cm" svg:x="2.752cm" svg:y="0.546cm" presentation:class="title" presentation:user-transformed="true">
          <draw:text-box>
            <text:p text:style-name="P5"><text:span text:style-name="T2">Solution 2</text:span></text:p>
          </draw:text-box>
        </draw:frame>
        <draw:frame presentation:style-name="pr6" draw:text-style-name="P2" draw:layer="layout" svg:width="22.207cm" svg:height="14.13cm" svg:x="2.751cm" svg:y="3.297cm" presentation:class="subtitle" presentation:user-transformed="true">
          <draw:text-box>
            <text:p text:style-name="P11"><text:span text:style-name="T2">Using JavaScript scriplet as configuration for adapter.</text:span></text:p>
            <text:p text:style-name="P11"><text:span text:style-name="T2"/></text:p>
            <text:p text:style-name="P11"><text:span text:style-name="T2"/></text:p>
            <text:p text:style-name="P11"><text:span text:style-name="T2"/></text:p>
            <text:p text:style-name="P11"><text:span text:style-name="T2"/></text:p>
            <text:p text:style-name="P11"><text:span text:style-name="T2"/></text:p>
            <text:p text:style-name="P11"><text:span text:style-name="T2"/></text:p>
            <text:p text:style-name="P11"><text:span text:style-name="T2"/></text:p>
            <text:p text:style-name="P11"><text:span text:style-name="T2"/></text:p>
            <text:p text:style-name="P11"><text:span text:style-name="T2"/></text:p>
            <text:p text:style-name="P11"><text:span text:style-name="T2"/></text:p>
            <text:p text:style-name="P11"><text:span text:style-name="T2"/></text:p>
          </draw:text-box>
        </draw:frame>
        <draw:custom-shape draw:style-name="gr3" draw:text-style-name="P3" draw:layer="layout" svg:width="4.445cm" svg:height="1.905cm" svg:x="10.16cm" svg:y="6.415cm">
          <text:p text:style-name="P9"><text:span text:style-name="T2">EIS (WS)‏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905cm" svg:height="1.27cm" svg:x="11.43cm" svg:y="8.355cm">
          <text:p text:style-name="P4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3" draw:layer="layout" svg:width="3.81cm" svg:height="2.54cm" svg:x="10.595cm" svg:y="13.635cm">
          <text:p text:style-name="P10"><text:span text:style-name="T2">Cach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" draw:text-style-name="P3" draw:layer="layout" svg:width="1.905cm" svg:height="1.27cm" svg:x="11.43cm" svg:y="12.265cm">
          <text:p text:style-name="P4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3" draw:layer="layout" svg:width="6.35cm" svg:height="2.54cm" svg:x="9.525cm" svg:y="9.725cm">
          <text:p text:style-name="P13">JavaScrip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presentation:notes draw:style-name="dp2">
          <draw:page-thumbnail draw:layer="layout" svg:width="12.682cm" svg:height="9.507cm" svg:x="3.175cm" svg:y="1.905cm" draw:page-number="9"/>
          <draw:frame presentation:style-name="pr5" draw:text-style-name="P4" draw:layer="layout" svg:width="13.948cm" svg:height="11.41cm" svg:x="2.54cm" svg:y="12.065cm" presentation:class="notes" presentation:placeholder="true">
            <draw:text-box/>
          </draw:frame>
        </presentation:notes>
      </draw:page>
      <draw:page draw:name="page10" draw:style-name="dp1" draw:master-page-name="Title1" presentation:presentation-page-layout-name="AL1T0">
        <office:forms form:automatic-focus="false" form:apply-design-mode="false"/>
        <draw:frame presentation:style-name="pr1" draw:text-style-name="P15" draw:layer="layout" svg:width="22.648cm" svg:height="5.09cm" svg:x="2.54cm" svg:y="10.684cm" presentation:class="title" presentation:user-transformed="true">
          <draw:text-box>
            <text:p text:style-name="P14"><text:span text:style-name="T1">Hibernate - </text:span><text:span text:style-name="T1"><text:line-break/></text:span><text:span text:style-name="T1">Dynamic Domain Model</text:span><text:span text:style-name="T1"><text:line-break/></text:span><text:span text:style-name="T1"/></text:p>
          </draw:text-box>
        </draw:frame>
        <presentation:notes draw:style-name="dp2">
          <draw:custom-shape draw:style-name="gr1" draw:text-style-name="P3" draw:layer="layout" svg:width="12.7cm" svg:height="9.525cm" svg:x="3.175cm" svg:y="1.905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3.948cm" svg:height="11.41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9">
        <office:forms form:automatic-focus="false" form:apply-design-mode="false"/>
        <draw:frame presentation:style-name="pr8" draw:text-style-name="P4" draw:layer="layout" svg:width="21.779cm" svg:height="1.678cm" svg:x="2.751cm" svg:y="0.423cm" presentation:class="title">
          <draw:text-box>
            <text:p text:style-name="P4">Dynamic Domain Model</text:p>
          </draw:text-box>
        </draw:frame>
        <draw:frame presentation:style-name="pr9" draw:text-style-name="P16" draw:layer="layout" svg:width="22.203cm" svg:height="14.373cm" svg:x="2.751cm" svg:y="3.174cm">
          <draw:text-box>
            <text:list text:style-name="L4">
              <text:list-item>
                <text:list>
                  <text:list-item>
                    <text:p text:style-name="P16"><text:span text:style-name="T2">A dynamic domain model is a model that is dynamically typed.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6"><text:span text:style-name="T2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6"><text:span text:style-name="T2">For example, instead of a Java class that represents a record in database table, you work with values in a Java Map.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6"><text:span text:style-name="T2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6"><text:span text:style-name="T2">Each field of a table is represented by a key (th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6"><text:span text:style-name="T2">name of the attribute or field) and its value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6"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3" draw:layer="layout" svg:width="12.7cm" svg:height="9.525cm" svg:x="3.175cm" svg:y="1.905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5" draw:text-style-name="P4" draw:layer="layout" svg:width="13.948cm" svg:height="11.41cm" svg:x="2.54cm" svg:y="12.06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3T1">
        <office:forms form:automatic-focus="false" form:apply-design-mode="false"/>
        <draw:frame presentation:style-name="pr8" draw:text-style-name="P4" draw:layer="layout" svg:width="21.779cm" svg:height="1.678cm" svg:x="2.751cm" svg:y="0.423cm" presentation:class="title">
          <draw:text-box>
            <text:p text:style-name="P4">Dynamic Domain Model</text:p>
          </draw:text-box>
        </draw:frame>
        <draw:frame presentation:style-name="pr10" draw:text-style-name="P17" draw:layer="layout" svg:width="22.203cm" svg:height="14.373cm" svg:x="2.751cm" svg:y="3.174cm" presentation:class="outline">
          <draw:text-box>
            <text:list text:style-name="L5">
              <text:list-item>
                <text:p text:style-name="P17">Hibernate Mapping File</text:p>
              </text:list-item>
            </text:list>
            <text:list text:style-name="L5">
              <text:list-item>
                <text:p text:style-name="P17">CRUD Operations</text:p>
              </text:list-item>
            </text:list>
            <text:list text:style-name="L5">
              <text:list-item>
                <text:p text:style-name="P17">Real life Scenario</text:p>
              </text:list-item>
            </text:list>
          </draw:text-box>
        </draw:frame>
        <presentation:notes draw:style-name="dp2">
          <draw:page-thumbnail draw:style-name="gr13" draw:layer="layout" svg:width="12.678cm" svg:height="9.504cm" svg:x="3.175cm" svg:y="1.904cm" draw:page-number="12" presentation:class="page"/>
          <draw:frame presentation:style-name="pr11" draw:text-style-name="P4" draw:layer="layout" svg:width="13.948cm" svg:height="11.159cm" svg:x="2.54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office:forms form:automatic-focus="false" form:apply-design-mode="false"/>
        <draw:frame presentation:style-name="pr12" draw:text-style-name="P18" draw:layer="layout" svg:width="21.779cm" svg:height="1.678cm" svg:x="2.751cm" svg:y="0.423cm" presentation:class="title">
          <draw:text-box>
            <text:p text:style-name="P5"><text:span text:style-name="T2">Hibernate Mapping File</text:span></text:p>
          </draw:text-box>
        </draw:frame>
        <draw:frame presentation:style-name="pr13" draw:text-style-name="P6" draw:layer="layout" svg:width="22.203cm" svg:height="14.373cm" svg:x="2.751cm" svg:y="3.174cm" presentation:class="subtitle">
          <draw:text-box>
            <text:list text:style-name="L2">
              <text:list-item>
                <text:list>
                  <text:list-item>
                    <text:p text:style-name="P6"><text:span text:style-name="T3">&lt;hibernate-mapping&g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3"><text:s/></text:span><text:span text:style-name="T3"><text:tab/></text:span><text:span text:style-name="T3">&lt;class </text:span><text:span text:style-name="T5">entity-name</text:span><text:span text:style-name="T3">="Book"&g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3"><text:tab/></text:span><text:span text:style-name="T3"> <text:s text:c="7"/></text:span><text:span text:style-name="T3">&lt;id name="id" type="string"/&g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3"><text:tab/></text:span><text:span text:style-name="T3"> <text:s text:c="7"/></text:span><text:span text:style-name="T3">&lt;property name="author" type="string"/&g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3"><text:tab/></text:span><text:span text:style-name="T3"> <text:s text:c="7"/></text:span><text:span text:style-name="T3">&lt;property name="title" type="string"/&g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3"><text:s/></text:span><text:span text:style-name="T3"><text:tab/></text:span><text:span text:style-name="T3">&lt;/class&g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<text:span text:style-name="T3"><text:s/></text:span><text:span text:style-name="T3">&lt;/hibernate-mapping&g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682cm" svg:height="9.507cm" svg:x="3.175cm" svg:y="1.905cm" draw:page-number="13"/>
          <draw:frame presentation:style-name="pr5" draw:text-style-name="P4" draw:layer="layout" svg:width="13.948cm" svg:height="11.41cm" svg:x="2.54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office:forms form:automatic-focus="false" form:apply-design-mode="false"/>
        <draw:frame presentation:style-name="pr7" draw:text-style-name="P2" draw:layer="layout" svg:width="21.784cm" svg:height="1.434cm" svg:x="2.752cm" svg:y="0.546cm" presentation:class="title" presentation:user-transformed="true">
          <draw:text-box>
            <text:p text:style-name="P5"><text:span text:style-name="T2">CRUD operations</text:span></text:p>
          </draw:text-box>
        </draw:frame>
        <draw:frame presentation:style-name="pr6" draw:text-style-name="P23" draw:layer="layout" svg:width="22.207cm" svg:height="14.13cm" svg:x="2.751cm" svg:y="3.297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2"><text:span text:style-name="T6"><text:tab/></text:span><text:span text:style-name="T6">Map&lt;String , String&gt; map = new HashMap&lt;String, String&gt;(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6"><text:tab/></text:span><text:span text:style-name="T6">map.put("author", "J. K. Rowling"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6"><text:tab/></text:span><text:span text:style-name="T6">map.put("title", "Harry Potter"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<text:span text:style-name="T6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6"><text:tab/></text:span><text:span text:style-name="T6">Session session = sessionFactory.openSession(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6"><text:tab/></text:span><text:span text:style-name="T6">session.save("Book", map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<text:span text:style-name="T6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6"><text:tab/></text:span><text:span text:style-name="T6">map = session.load("Book", “1”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682cm" svg:height="9.507cm" svg:x="3.175cm" svg:y="1.905cm" draw:page-number="14"/>
          <draw:frame presentation:style-name="pr5" draw:text-style-name="P4" draw:layer="layout" svg:width="13.948cm" svg:height="11.41cm" svg:x="2.54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>
        <office:forms form:automatic-focus="false" form:apply-design-mode="false"/>
        <draw:frame presentation:style-name="pr12" draw:text-style-name="P18" draw:layer="layout" svg:width="21.779cm" svg:height="1.678cm" svg:x="2.751cm" svg:y="0.423cm" presentation:class="title">
          <draw:text-box>
            <text:p text:style-name="P5"><text:span text:style-name="T2">Real life scenario</text:span></text:p>
          </draw:text-box>
        </draw:frame>
        <draw:frame presentation:style-name="pr14" draw:text-style-name="P11" draw:layer="layout" svg:width="22.203cm" svg:height="14.373cm" svg:x="2.751cm" svg:y="3.174cm" presentation:class="subtitle">
          <draw:text-box>
            <text:list text:style-name="L6">
              <text:list-item>
                <text:list>
                  <text:list-item>
                    <text:p text:style-name="P11"><text:span text:style-name="T2">Using Spring for configuring singleton objects like DAO, SessionFactory, DataSource etc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2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2">New entities (tables) can be dynamically add in runtime. 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682cm" svg:height="9.507cm" svg:x="3.175cm" svg:y="1.905cm" draw:page-number="15"/>
          <draw:frame presentation:style-name="pr5" draw:text-style-name="P4" draw:layer="layout" svg:width="13.948cm" svg:height="11.41cm" svg:x="2.54cm" svg:y="12.065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1T0">
        <office:forms form:automatic-focus="false" form:apply-design-mode="false"/>
        <draw:frame presentation:style-name="pr8" draw:text-style-name="P4" draw:layer="layout" svg:width="21.779cm" svg:height="1.678cm" svg:x="2.751cm" svg:y="0.423cm" presentation:class="title" presentation:user-transformed="true">
          <draw:text-box>
            <text:p text:style-name="P4">Case 1</text:p>
          </draw:text-box>
        </draw:frame>
        <draw:frame presentation:style-name="pr15" draw:text-style-name="P25" draw:layer="layout" svg:width="22.203cm" svg:height="14.122cm" svg:x="2.751cm" svg:y="3.289cm" presentation:class="subtitle" presentation:user-transformed="true">
          <draw:text-box>
            <text:p text:style-name="P24"><text:span text:style-name="T7"><text:tab/></text:span><text:span text:style-name="T7"><text:tab/></text:span><text:span text:style-name="T7">Dao dao = (Dao) Application.getContext().getBean("dao");</text:span></text:p>
            <text:p text:style-name="P24"><text:span text:style-name="T7"/></text:p>
            <text:p text:style-name="P24"><text:span text:style-name="T7"><text:tab/></text:span><text:span text:style-name="T7"><text:tab/></text:span><text:span text:style-name="T7">Map&lt;String, String&gt; map = new HashMap&lt;String, String&gt;();</text:span></text:p>
            <text:p text:style-name="P24"><text:span text:style-name="T7"><text:tab/></text:span><text:span text:style-name="T7"><text:tab/></text:span><text:span text:style-name="T7">map.put("id", "1");</text:span></text:p>
            <text:p text:style-name="P24"><text:span text:style-name="T7"><text:tab/></text:span><text:span text:style-name="T7"><text:tab/></text:span><text:span text:style-name="T7">map.put("author", "J.K.Rowling");</text:span></text:p>
            <text:p text:style-name="P24"><text:span text:style-name="T7"><text:tab/></text:span><text:span text:style-name="T7"><text:tab/></text:span><text:span text:style-name="T7">map.put("title", "Harry Potter");</text:span></text:p>
            <text:p text:style-name="P24"><text:span text:style-name="T7"><text:tab/></text:span><text:span text:style-name="T7"><text:tab/></text:span><text:span text:style-name="T7">map.put("price", "4.0");</text:span></text:p>
            <text:p text:style-name="P24"><text:span text:style-name="T7"/></text:p>
            <text:p text:style-name="P24"><text:span text:style-name="T7"><text:tab/></text:span><text:span text:style-name="T7"><text:tab/></text:span><text:span text:style-name="T7">dao.insert("Books", map);</text:span></text:p>
            <text:p text:style-name="P24"><text:span text:style-name="T7"/></text:p>
            <text:p text:style-name="P24"><text:span text:style-name="T7"><text:tab/></text:span><text:span text:style-name="T7"><text:tab/></text:span><text:span text:style-name="T7">List&lt;Map&gt; resultList = dao.findAll("Books");</text:span></text:p>
            <text:p text:style-name="P24"><text:span text:style-name="T7"><text:tab/></text:span><text:span text:style-name="T7"><text:tab/></text:span><text:span text:style-name="T7">for (Map bookMap : resultList) {</text:span></text:p>
            <text:p text:style-name="P24"><text:span text:style-name="T7"><text:tab/></text:span><text:span text:style-name="T7"><text:tab/></text:span><text:span text:style-name="T7"><text:tab/></text:span><text:span text:style-name="T7">System.out.println(bookMap.get("author") + " "</text:span></text:p>
            <text:p text:style-name="P24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+ bookMap.get("title"));</text:span></text:p>
            <text:p text:style-name="P24"><text:span text:style-name="T7"><text:tab/></text:span><text:span text:style-name="T7"><text:tab/></text:span><text:span text:style-name="T7">}</text:span></text:p>
          </draw:text-box>
        </draw:frame>
        <presentation:notes draw:style-name="dp2">
          <draw:page-thumbnail draw:style-name="gr13" draw:layer="layout" svg:width="12.678cm" svg:height="9.504cm" svg:x="3.175cm" svg:y="1.904cm" draw:page-number="16" presentation:class="page"/>
          <draw:frame presentation:style-name="pr11" draw:text-style-name="P4" draw:layer="layout" svg:width="13.948cm" svg:height="11.159cm" svg:x="2.54cm" svg:y="12.065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9">
        <office:forms form:automatic-focus="false" form:apply-design-mode="false"/>
        <draw:frame presentation:style-name="pr8" draw:text-style-name="P4" draw:layer="layout" svg:width="21.779cm" svg:height="1.678cm" svg:x="2.751cm" svg:y="0.423cm" presentation:class="title">
          <draw:text-box>
            <text:p text:style-name="P4">Class Diagram – case 1</text:p>
          </draw:text-box>
        </draw:frame>
        <draw:custom-shape draw:style-name="gr14" draw:text-style-name="P26" draw:id="id2" draw:layer="layout" svg:width="5.08cm" svg:height="2.54cm" svg:x="13.97cm" svg:y="12.7cm">
          <text:p text:style-name="P13"><text:span text:style-name="T7">Session Factory</text:span></text:p>
          <draw:enhanced-geometry svg:viewBox="0 0 21600 21600" draw:type="rectangle" draw:enhanced-path="M 0 0 L 21600 0 21600 21600 0 21600 0 0 Z N"/>
        </draw:custom-shape>
        <draw:connector draw:style-name="gr15" draw:layer="layout" svg:x1="11.43cm" svg:y1="7.62cm" svg:x2="13.97cm" svg:y2="13.97cm" draw:start-shape="id1" draw:end-shape="id2" svg:d="m11430 7620h1270v6350h1270">
          <text:p text:style-name="P4"/>
        </draw:connector>
        <draw:custom-shape draw:style-name="gr14" draw:text-style-name="P27" draw:id="id1" draw:layer="layout" svg:width="5.08cm" svg:height="2.54cm" svg:x="6.35cm" svg:y="6.35cm">
          <text:p text:style-name="P13"><text:span text:style-name="T8">DA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2.678cm" svg:height="9.504cm" svg:x="3.175cm" svg:y="1.904cm" draw:page-number="17" presentation:class="page"/>
          <draw:frame presentation:style-name="pr11" draw:text-style-name="P28" draw:layer="layout" svg:width="13.948cm" svg:height="11.159cm" svg:x="2.54cm" svg:y="12.065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1T0">
        <office:forms form:automatic-focus="false" form:apply-design-mode="false"/>
        <draw:frame presentation:style-name="pr8" draw:text-style-name="P4" draw:layer="layout" svg:width="21.779cm" svg:height="1.678cm" svg:x="2.751cm" svg:y="0.423cm" presentation:class="title">
          <draw:text-box>
            <text:p text:style-name="P4">Spring Beans – case 1</text:p>
          </draw:text-box>
        </draw:frame>
        <draw:frame presentation:style-name="pr15" draw:text-style-name="P4" draw:layer="layout" svg:width="22.203cm" svg:height="14.122cm" svg:x="2.551cm" svg:y="2.999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6"><text:span text:style-name="T6">&lt;bean id="dao" class="com.tikal.demo.Dao"&g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6"><text:tab/></text:span><text:span text:style-name="T6">&lt;property name="sessionFactory" ref="sessionFactory" /&g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6">&lt;/bean&g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6"><text:s text:c="3"/></text:span></text:p>
                  </text:list-item>
                </text:list>
              </text:list-item>
            </text:list>
            <text:list text:style-name="L2">
              <text:list-item>
                <text:p text:style-name="P24"><text:span text:style-name="T6"><text:tab/></text:span><text:span text:style-name="T6">&lt;bean id="sessionFactory"</text:span></text:p>
              </text:list-item>
            </text:list>
            <text:list text:style-name="L2">
              <text:list-item>
                <text:p text:style-name="P24"><text:span text:style-name="T7"><text:tab/></text:span><text:span text:style-name="T7">class="org.springframework.orm.hibernate3.LocalSessionFactoryBean"&gt;</text:span></text:p>
              </text:list-item>
            </text:list>
            <text:list text:style-name="L2">
              <text:list-item>
                <text:p text:style-name="P24"><text:span text:style-name="T7"><text:tab/></text:span><text:span text:style-name="T7"><text:tab/></text:span><text:span text:style-name="T7">&lt;property name="dataSource" ref="dataSource" /&gt;</text:span></text:p>
              </text:list-item>
            </text:list>
            <text:list text:style-name="L2">
              <text:list-item>
                <text:p text:style-name="P24"><text:span text:style-name="T7"><text:tab/></text:span><text:span text:style-name="T7"><text:tab/></text:span><text:span text:style-name="T7">&lt;property name="hibernateProperties" ref="hibernateProperties" /&gt;</text:span></text:p>
              </text:list-item>
            </text:list>
            <text:list text:style-name="L2">
              <text:list-item>
                <text:p text:style-name="P24"><text:span text:style-name="T7"><text:tab/></text:span><text:span text:style-name="T7"> </text:span><text:span text:style-name="T7">&lt;/bean&gt;</text:span></text:p>
              </text:list-item>
            </text:list>
          </draw:text-box>
        </draw:frame>
        <presentation:notes draw:style-name="dp2">
          <draw:page-thumbnail draw:style-name="gr13" draw:layer="layout" svg:width="12.678cm" svg:height="9.504cm" svg:x="3.175cm" svg:y="1.904cm" draw:page-number="18" presentation:class="page"/>
          <draw:frame presentation:style-name="pr11" draw:text-style-name="P4" draw:layer="layout" svg:width="13.948cm" svg:height="11.159cm" svg:x="2.54cm" svg:y="12.06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1T0">
        <office:forms form:automatic-focus="false" form:apply-design-mode="false"/>
        <draw:frame presentation:style-name="pr16" draw:text-style-name="P4" draw:layer="layout" svg:width="21.779cm" svg:height="1.427cm" svg:x="2.751cm" svg:y="0.548cm" presentation:class="title">
          <draw:text-box>
            <text:p text:style-name="P4">Case 2</text:p>
          </draw:text-box>
        </draw:frame>
        <draw:frame presentation:style-name="pr15" draw:text-style-name="P24" draw:layer="layout" svg:width="22.203cm" svg:height="14.122cm" svg:x="2.751cm" svg:y="3.299cm" presentation:class="subtitle">
          <draw:text-box>
            <text:p text:style-name="P29">In this case we need to dinamically define metadata. </text:p>
            <text:p text:style-name="P29">It means Hibernate SessionFactory must be configured with new table and reloaded.</text:p>
            <text:p text:style-name="P29"/>
            <text:p text:style-name="P29">DAO that refers to SessionFactory should not feel anything.</text:p>
            <text:p text:style-name="P29"/>
            <text:p text:style-name="P29"/>
            <text:p text:style-name="P24"/>
            <text:p text:style-name="P24"/>
          </draw:text-box>
        </draw:frame>
        <presentation:notes draw:style-name="dp2">
          <draw:page-thumbnail draw:style-name="gr13" draw:layer="layout" svg:width="12.678cm" svg:height="9.504cm" svg:x="3.175cm" svg:y="1.904cm" draw:page-number="19" presentation:class="page"/>
          <draw:frame presentation:style-name="pr11" draw:text-style-name="P4" draw:layer="layout" svg:width="13.948cm" svg:height="11.159cm" svg:x="2.54cm" svg:y="12.06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9">
        <office:forms form:automatic-focus="false" form:apply-design-mode="false"/>
        <draw:frame presentation:style-name="pr8" draw:text-style-name="P4" draw:layer="layout" svg:width="21.779cm" svg:height="1.678cm" svg:x="2.751cm" svg:y="0.423cm" presentation:class="title">
          <draw:text-box>
            <text:p text:style-name="P4">Class Diagram – case 2</text:p>
          </draw:text-box>
        </draw:frame>
        <draw:custom-shape draw:style-name="gr14" draw:text-style-name="P30" draw:id="id4" draw:layer="layout" svg:width="5.08cm" svg:height="2.54cm" svg:x="15.24cm" svg:y="12.7cm">
          <text:p text:style-name="P13"><text:span text:style-name="T7">Session Factory</text:span></text:p>
          <draw:enhanced-geometry svg:viewBox="0 0 21600 21600" draw:type="rectangle" draw:enhanced-path="M 0 0 L 21600 0 21600 21600 0 21600 0 0 Z N"/>
        </draw:custom-shape>
        <draw:custom-shape draw:style-name="gr16" draw:text-style-name="P26" draw:id="id3" draw:layer="layout" svg:width="5.715cm" svg:height="2.54cm" svg:x="6.35cm" svg:y="12.7cm">
          <text:p text:style-name="P13"><text:span text:style-name="T7">Session Factory Proxy</text:span></text:p>
          <draw:enhanced-geometry svg:viewBox="0 0 21600 21600" draw:type="rectangle" draw:enhanced-path="M 0 0 L 21600 0 21600 21600 0 21600 0 0 Z N"/>
        </draw:custom-shape>
        <draw:connector draw:style-name="gr15" draw:layer="layout" svg:x1="12.065cm" svg:y1="13.97cm" svg:x2="15.24cm" svg:y2="13.97cm" draw:start-shape="id3" draw:end-shape="id4" svg:d="m12065 13970h3175">
          <text:p text:style-name="P4"/>
        </draw:connector>
        <draw:custom-shape draw:style-name="gr14" draw:text-style-name="P31" draw:id="id5" draw:layer="layout" svg:width="5.08cm" svg:height="2.54cm" svg:x="6.35cm" svg:y="6.35cm">
          <text:p text:style-name="P13"><text:span text:style-name="T8">DAO</text:span></text:p>
          <draw:enhanced-geometry svg:viewBox="0 0 21600 21600" draw:type="rectangle" draw:enhanced-path="M 0 0 L 21600 0 21600 21600 0 21600 0 0 Z N"/>
        </draw:custom-shape>
        <draw:connector draw:style-name="gr15" draw:layer="layout" svg:x1="8.89cm" svg:y1="8.89cm" svg:x2="9.207cm" svg:y2="12.7cm" draw:start-shape="id5" draw:end-shape="id3" svg:d="m8890 8890v1905h317v1905">
          <text:p text:style-name="P4"/>
        </draw:connector>
        <draw:custom-shape draw:style-name="gr14" draw:text-style-name="P30" draw:id="id6" draw:layer="layout" svg:width="5.08cm" svg:height="2.54cm" svg:x="15.24cm" svg:y="3.81cm">
          <text:p text:style-name="P13"><text:span text:style-name="T7">Demo Manager</text:span></text:p>
          <draw:enhanced-geometry svg:viewBox="0 0 21600 21600" draw:type="rectangle" draw:enhanced-path="M 0 0 L 21600 0 21600 21600 0 21600 0 0 Z N"/>
        </draw:custom-shape>
        <draw:connector draw:style-name="gr15" draw:layer="layout" svg:x1="17.78cm" svg:y1="6.35cm" svg:x2="17.78cm" svg:y2="8.255cm" draw:start-shape="id6" draw:end-shape="id7" draw:end-glue-point="0" svg:d="m17780 6350v1905">
          <text:p text:style-name="P4"/>
        </draw:connector>
        <draw:custom-shape draw:style-name="gr17" draw:text-style-name="P26" draw:id="id7" draw:layer="layout" svg:width="5.08cm" svg:height="2.54cm" svg:x="15.24cm" svg:y="8.255cm">
          <text:p text:style-name="P13"><text:span text:style-name="T7">Table Registry</text:span></text:p>
          <draw:enhanced-geometry svg:viewBox="0 0 21600 21600" draw:type="rectangle" draw:enhanced-path="M 0 0 L 21600 0 21600 21600 0 21600 0 0 Z N"/>
        </draw:custom-shape>
        <draw:connector draw:style-name="gr15" draw:layer="layout" svg:x1="17.78cm" svg:y1="12.7cm" svg:x2="17.78cm" svg:y2="10.795cm" draw:start-shape="id4" draw:end-shape="id7" draw:end-glue-point="2" svg:d="m17780 12700v-1905">
          <text:p text:style-name="P4"/>
        </draw:connector>
        <presentation:notes draw:style-name="dp2">
          <draw:page-thumbnail draw:style-name="gr13" draw:layer="layout" svg:width="12.678cm" svg:height="9.504cm" svg:x="3.175cm" svg:y="1.904cm" draw:page-number="20" presentation:class="page"/>
          <draw:frame presentation:style-name="pr11" draw:text-style-name="P4" draw:layer="layout" svg:width="13.948cm" svg:height="11.159cm" svg:x="2.54cm" svg:y="12.06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>
        <office:forms form:automatic-focus="false" form:apply-design-mode="false"/>
        <draw:frame presentation:style-name="pr3" draw:text-style-name="P2" draw:layer="layout" svg:width="21.784cm" svg:height="1.681cm" svg:x="2.752cm" svg:y="0.423cm" presentation:class="title" presentation:user-transformed="true">
          <draw:text-box>
            <text:p text:style-name="P5"><text:span text:style-name="T2">Spring Beans</text:span></text:p>
          </draw:text-box>
        </draw:frame>
        <draw:frame presentation:style-name="pr17" draw:text-style-name="P2" draw:layer="layout" svg:width="22.207cm" svg:height="15.633cm" svg:x="2.751cm" svg:y="2.549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6"><text:span text:style-name="T9"><text:s text:c="3"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6">&lt;bean id="dao" class="com.tikal.demo.Dao"&g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6"><text:tab/></text:span><text:span text:style-name="T6">&lt;property name="sessionFactory" ref="sessionFactoryProxy" /&g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6">&lt;/bean&g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6"><text:s text:c="3"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<text:span text:style-name="T6">&lt;bean id="sessionFactoryProxy"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<text:span text:style-name="T6"><text:tab/></text:span><text:span text:style-name="T6">class="org.springframework.aop.framework.ProxyFactoryBean"&g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<text:span text:style-name="T6"><text:tab/></text:span><text:span text:style-name="T6">&lt;property name="proxyInterfaces"&g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<text:span text:style-name="T6"><text:tab/></text:span><text:span text:style-name="T6"><text:tab/></text:span><text:span text:style-name="T6">&lt;list&g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<text:span text:style-name="T6"><text:tab/></text:span><text:span text:style-name="T6"><text:tab/></text:span><text:span text:style-name="T6"><text:tab/></text:span><text:span text:style-name="T6">&lt;value&gt;org.hibernate.SessionFactory&lt;/value&g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<text:span text:style-name="T6"><text:tab/></text:span><text:span text:style-name="T6"><text:tab/></text:span><text:span text:style-name="T6">&lt;/list&g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<text:span text:style-name="T6"><text:tab/></text:span><text:span text:style-name="T6">&lt;/property&g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<text:span text:style-name="T6"><text:tab/></text:span><text:span text:style-name="T6">&lt;property name="targetSource" ref="swappableTargetSource" /&g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<text:span text:style-name="T6">&lt;/bean&g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<text:span text:style-name="T6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682cm" svg:height="9.507cm" svg:x="3.175cm" svg:y="1.905cm" draw:page-number="21"/>
          <draw:frame presentation:style-name="pr5" draw:text-style-name="P4" draw:layer="layout" svg:width="13.948cm" svg:height="11.41cm" svg:x="2.54cm" svg:y="12.06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>
        <office:forms form:automatic-focus="false" form:apply-design-mode="false"/>
        <draw:frame presentation:style-name="pr18" draw:text-style-name="P4" draw:layer="layout" svg:width="21.784cm" svg:height="1.435cm" svg:x="2.752cm" svg:y="0.671cm" presentation:class="title" presentation:user-transformed="true">
          <draw:text-box>
            <text:p text:style-name="P5"><text:span text:style-name="T2">Spring Beans</text:span></text:p>
          </draw:text-box>
        </draw:frame>
        <draw:frame presentation:style-name="pr19" draw:text-style-name="P25" draw:layer="layout" svg:width="22.207cm" svg:height="14.131cm" svg:x="2.751cm" svg:y="3.421cm" presentation:class="subtitle" presentation:user-transformed="true">
          <draw:text-box>
            <text:p text:style-name="P24"><text:span text:style-name="T7"><text:s/></text:span><text:span text:style-name="T7">&lt;bean id="swappableTargetSource"</text:span></text:p>
            <text:p text:style-name="P24"><text:span text:style-name="T7"><text:tab/></text:span><text:span text:style-name="T7">class="org.springframework.aop.target.HotSwappableTargetSource"&gt;</text:span></text:p>
            <text:p text:style-name="P24"><text:span text:style-name="T7"><text:tab/></text:span><text:span text:style-name="T7">&lt;constructor-arg ref="sessionFactoryFactory" /&gt;</text:span></text:p>
            <text:p text:style-name="P24"><text:span text:style-name="T7"><text:s/></text:span><text:span text:style-name="T7">&lt;/bean&gt;</text:span></text:p>
            <text:p text:style-name="P24"><text:span text:style-name="T7"/></text:p>
            <text:p text:style-name="P24"><text:span text:style-name="T7"><text:s/></text:span><text:span text:style-name="T7">&lt;bean id="sessionFactoryFactory"</text:span></text:p>
            <text:p text:style-name="P24"><text:span text:style-name="T7"><text:tab/></text:span><text:span text:style-name="T7">class="</text:span><text:span text:style-name="T10">com.tikal.demo.SessionFactoryBean</text:span><text:span text:style-name="T7">"&gt;</text:span></text:p>
            <text:p text:style-name="P32"><text:span text:style-name="T7"><text:tab/></text:span><text:span text:style-name="T10">&lt;property name="tableRegistry" ref="tableRegistry" /&gt;</text:span></text:p>
            <text:p text:style-name="P24"><text:span text:style-name="T7"><text:tab/></text:span><text:span text:style-name="T7">&lt;property name="dataSource" ref="dataSource" /&gt;</text:span></text:p>
            <text:p text:style-name="P24"><text:span text:style-name="T7"><text:tab/></text:span><text:span text:style-name="T7">&lt;property name="hibernateProperties" ref="hibernateProperties" /&gt;</text:span></text:p>
            <text:p text:style-name="P24"><text:span text:style-name="T7"><text:s/></text:span><text:span text:style-name="T7">&lt;/bean&gt;</text:span></text:p>
            <text:p text:style-name="P24"><text:span text:style-name="T7"/></text:p>
          </draw:text-box>
        </draw:frame>
        <presentation:notes draw:style-name="dp2">
          <draw:page-thumbnail draw:layer="layout" svg:width="12.682cm" svg:height="9.507cm" svg:x="3.175cm" svg:y="1.905cm" draw:page-number="22"/>
          <draw:frame presentation:style-name="pr5" draw:text-style-name="P4" draw:layer="layout" svg:width="13.948cm" svg:height="11.41cm" svg:x="2.54cm" svg:y="12.065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1T0">
        <office:forms form:automatic-focus="false" form:apply-design-mode="false"/>
        <draw:frame presentation:style-name="pr16" draw:layer="layout" svg:width="21.779cm" svg:height="1.427cm" svg:x="2.751cm" svg:y="0.548cm" presentation:class="title" presentation:placeholder="true">
          <draw:text-box/>
        </draw:frame>
        <draw:frame presentation:style-name="pr15" draw:layer="layout" svg:width="22.203cm" svg:height="14.122cm" svg:x="2.751cm" svg:y="3.299cm" presentation:class="subtitle" presentation:placeholder="true">
          <draw:text-box/>
        </draw:frame>
        <draw:custom-shape draw:style-name="gr14" draw:text-style-name="P33" draw:layer="layout" svg:width="15.24cm" svg:height="3.81cm" svg:x="5.08cm" svg:y="8.255cm">
          <text:p text:style-name="P13">Look DEMO</text:p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3" draw:layer="layout" svg:width="12.678cm" svg:height="9.504cm" svg:x="3.175cm" svg:y="1.904cm" draw:page-number="23" presentation:class="page"/>
          <draw:frame presentation:style-name="pr11" draw:layer="layout" svg:width="13.948cm" svg:height="11.159cm" svg:x="2.54cm" svg:y="12.065cm" presentation:class="notes" presentation:placeholder="true">
            <draw:text-box/>
          </draw:frame>
        </presentation:notes>
      </draw:page>
      <draw:page draw:name="page24" draw:style-name="dp1" draw:master-page-name="Title1" presentation:presentation-page-layout-name="AL1T0">
        <office:forms form:automatic-focus="false" form:apply-design-mode="false"/>
        <draw:frame presentation:style-name="pr1" draw:text-style-name="P15" draw:layer="layout" svg:width="22.648cm" svg:height="5.09cm" svg:x="2.54cm" svg:y="10.684cm" presentation:class="title" presentation:user-transformed="true">
          <draw:text-box>
            <text:p text:style-name="P14"><text:span text:style-name="T1">Embedding JavaScript into JAVA application (Rhino)</text:span><text:span text:style-name="T1"><text:line-break/></text:span><text:span text:style-name="T1"/></text:p>
          </draw:text-box>
        </draw:frame>
        <presentation:notes draw:style-name="dp2">
          <draw:custom-shape draw:style-name="gr1" draw:text-style-name="P3" draw:layer="layout" svg:width="12.7cm" svg:height="9.525cm" svg:x="3.175cm" svg:y="1.905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28" draw:layer="layout" svg:width="13.948cm" svg:height="11.41cm" svg:x="2.54cm" svg:y="12.065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1T0">
        <office:forms form:automatic-focus="false" form:apply-design-mode="false"/>
        <draw:frame presentation:style-name="pr8" draw:text-style-name="P4" draw:layer="layout" svg:width="21.779cm" svg:height="1.678cm" svg:x="2.751cm" svg:y="0.423cm" presentation:class="title">
          <draw:text-box>
            <text:p text:style-name="P4">Rhino</text:p>
          </draw:text-box>
        </draw:frame>
        <draw:frame presentation:style-name="pr15" draw:text-style-name="P24" draw:layer="layout" svg:width="22.203cm" svg:height="14.122cm" svg:x="2.751cm" svg:y="3.299cm" presentation:class="subtitle">
          <draw:text-box>
            <text:p text:style-name="P24">Rhino – is a JavaScript implementation from mozilla house.</text:p>
            <text:p text:style-name="P24">This implementation can run under Java 5 and below.</text:p>
            <text:p text:style-name="P24"/>
            <text:p text:style-name="P24">Embedding JavaScript is very useful for applications <text:s/>that have very customizable nature.</text:p>
            <text:p text:style-name="P24"/>
            <text:p text:style-name="P24">Java application defines domain model for embedded Script, that process domain objects and returns them out to Java code.</text:p>
            <text:p text:style-name="P24"/>
            <text:p text:style-name="P24"/>
            <text:p text:style-name="P24"><text:s/></text:p>
          </draw:text-box>
        </draw:frame>
        <presentation:notes draw:style-name="dp2">
          <draw:page-thumbnail draw:style-name="gr13" draw:layer="layout" svg:width="12.678cm" svg:height="9.504cm" svg:x="3.175cm" svg:y="1.904cm" draw:page-number="25" presentation:class="page"/>
          <draw:frame presentation:style-name="pr11" draw:text-style-name="P4" draw:layer="layout" svg:width="13.948cm" svg:height="11.159cm" svg:x="2.54cm" svg:y="12.065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9">
        <office:forms form:automatic-focus="false" form:apply-design-mode="false"/>
        <draw:frame presentation:style-name="pr8" draw:text-style-name="P4" draw:layer="layout" svg:width="21.779cm" svg:height="1.678cm" svg:x="2.751cm" svg:y="0.423cm" presentation:class="title">
          <draw:text-box>
            <text:p text:style-name="P4">JavaScript</text:p>
          </draw:text-box>
        </draw:frame>
        <draw:custom-shape draw:style-name="gr14" draw:text-style-name="P33" draw:layer="layout" svg:width="8.89cm" svg:height="2.54cm" svg:x="9.525cm" svg:y="3.81cm">
          <text:p text:style-name="P13">Java Context</text:p>
          <text:p text:style-name="P13">int a = 10;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33" draw:layer="layout" svg:width="8.89cm" svg:height="4.445cm" svg:x="9.525cm" svg:y="13.335cm">
          <text:p text:style-name="P13">Java Context</text:p>
          <text:p text:style-name="P13">a == 15</text:p>
          <text:p text:style-name="P13">b == 8 </text:p>
          <text:p text:style-name="P13"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" draw:text-style-name="P33" draw:layer="layout" svg:width="8.89cm" svg:height="4.445cm" svg:x="9.525cm" svg:y="7.62cm">
          <text:p text:style-name="P13">JavaScript Context</text:p>
          <text:p text:style-name="P13">a += 5;</text:p>
          <text:p text:style-name="P13">var b = 8;</text:p>
          <text:p text:style-name="P13"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33" draw:layer="layout" svg:width="1.27cm" svg:height="1.27cm" svg:x="13.335cm" svg:y="6.35cm">
          <text:p text:style-name="P4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33" draw:layer="layout" svg:width="1.27cm" svg:height="1.27cm" svg:x="13.335cm" svg:y="12.065cm">
          <text:p text:style-name="P4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3" draw:layer="layout" svg:width="12.678cm" svg:height="9.504cm" svg:x="3.175cm" svg:y="1.904cm" draw:page-number="26" presentation:class="page"/>
          <draw:frame presentation:style-name="pr11" draw:text-style-name="P4" draw:layer="layout" svg:width="13.948cm" svg:height="11.159cm" svg:x="2.54cm" svg:y="12.065cm" presentation:class="notes" presentation:placeholder="true">
            <draw:text-box/>
          </draw:frame>
        </presentation:notes>
      </draw:page>
      <draw:page draw:name="page27" draw:style-name="dp4" draw:master-page-name="Default">
        <office:forms form:automatic-focus="false" form:apply-design-mode="false"/>
        <draw:frame presentation:style-name="pr8" draw:text-style-name="P4" draw:layer="layout" svg:width="21.779cm" svg:height="1.678cm" svg:x="2.751cm" svg:y="0.423cm" presentation:class="title" presentation:user-transformed="true">
          <draw:text-box>
            <text:p text:style-name="P4">JavaScript - Three major players</text:p>
          </draw:text-box>
        </draw:frame>
        <draw:custom-shape draw:style-name="gr21" draw:text-style-name="P33" draw:layer="layout" svg:width="5.08cm" svg:height="5.08cm" svg:x="3.175cm" svg:y="6.985cm">
          <text:p text:style-name="P13">Script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2" draw:text-style-name="P33" draw:layer="layout" svg:width="5.08cm" svg:height="5.08cm" svg:x="10.795cm" svg:y="11.43cm">
          <text:p text:style-name="P13">Context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3" draw:text-style-name="P33" draw:layer="layout" svg:width="5.08cm" svg:height="5.08cm" svg:x="19.05cm" svg:y="7.62cm">
          <text:p text:style-name="P13">Scope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4" draw:text-style-name="P34" draw:layer="layout" svg:width="5.08cm" svg:height="1.905cm" svg:x="5.715cm" svg:y="3.175cm">
          <text:p text:style-name="P13"><text:span text:style-name="T11">Stateless object that contains compiled JavaScript</text:span>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35" draw:layer="layout" svg:width="5.08cm" svg:height="1.905cm" svg:x="13.404cm" svg:y="3.535cm">
          <text:p text:style-name="P13"><text:span text:style-name="T11">Scope contains state – JavaScript variables</text:span></text:p>
          <draw:enhanced-geometry svg:viewBox="0 0 21600 21600" draw:text-areas="800 800 20800 20800" draw:type="round-rectangular-callout" draw:modifiers="27305.0186971069 45602.5183630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35" draw:layer="layout" svg:width="5.08cm" svg:height="1.905cm" svg:x="10.795cm" svg:y="6.985cm">
          <text:p text:style-name="P13"><text:span text:style-name="T11">Context keeps information about execution environment</text:span></text:p>
          <draw:enhanced-geometry svg:viewBox="0 0 21600 21600" draw:text-areas="800 800 20800 20800" draw:type="round-rectangular-callout" draw:modifiers="9909.38791576461 50339.55928646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3" draw:layer="layout" svg:width="12.678cm" svg:height="9.504cm" svg:x="3.175cm" svg:y="1.904cm" draw:page-number="27" presentation:class="page"/>
          <draw:frame presentation:style-name="pr11" draw:text-style-name="P4" draw:layer="layout" svg:width="13.948cm" svg:height="11.159cm" svg:x="2.54cm" svg:y="12.065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19">
        <office:forms form:automatic-focus="false" form:apply-design-mode="false"/>
        <draw:frame presentation:style-name="pr8" draw:text-style-name="P4" draw:layer="layout" svg:width="21.779cm" svg:height="1.678cm" svg:x="2.751cm" svg:y="0.423cm" presentation:class="title">
          <draw:text-box>
            <text:p text:style-name="P4">JavaScript</text:p>
          </draw:text-box>
        </draw:frame>
        <draw:frame draw:style-name="gr25" draw:text-style-name="P4" draw:layer="layout" svg:width="8.89cm" svg:height="1.187cm" svg:x="5.715cm" svg:y="5.715cm">
          <draw:text-box>
            <text:p text:style-name="P4"/>
          </draw:text-box>
        </draw:frame>
        <draw:custom-shape draw:style-name="gr14" draw:text-style-name="P33" draw:layer="layout" svg:width="15.24cm" svg:height="3.81cm" svg:x="5.08cm" svg:y="8.255cm">
          <text:p text:style-name="P13">Look DEMO</text:p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3" draw:layer="layout" svg:width="12.678cm" svg:height="9.504cm" svg:x="3.175cm" svg:y="1.904cm" draw:page-number="28" presentation:class="page"/>
          <draw:frame presentation:style-name="pr11" draw:text-style-name="P4" draw:layer="layout" svg:width="13.948cm" svg:height="11.159cm" svg:x="2.54cm" svg:y="12.065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2T19">
        <office:forms form:automatic-focus="false" form:apply-design-mode="false"/>
        <draw:frame presentation:style-name="pr8" draw:text-style-name="P4" draw:layer="layout" svg:width="21.779cm" svg:height="1.678cm" svg:x="2.751cm" svg:y="0.423cm" presentation:class="title" presentation:placeholder="true">
          <draw:text-box/>
        </draw:frame>
        <draw:custom-shape draw:style-name="gr26" draw:text-style-name="P37" draw:layer="layout" svg:width="10cm" svg:height="5.001cm" svg:x="8.415cm" svg:y="9.525cm">
          <text:p text:style-name="P36"><text:span text:style-name="T12">Thank You</text:span></text:p>
          <text:p text:style-name="P36"><text:span text:style-name="T12"><text:s/></text:span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presentation:notes draw:style-name="dp2">
          <draw:page-thumbnail draw:style-name="gr13" draw:layer="layout" svg:width="12.678cm" svg:height="9.504cm" svg:x="3.175cm" svg:y="1.904cm" draw:page-number="29" presentation:class="page"/>
          <draw:frame presentation:style-name="pr11" draw:text-style-name="P4" draw:layer="layout" svg:width="13.948cm" svg:height="11.159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ccc7bc" draw:end-color="#fefefe" draw:start-intensity="100%" draw:end-intensity="100%" draw:angle="0" draw:border="0%"/>
    <draw:gradient draw:name="Gradient_20_8" draw:display-name="Gradient 8" draw:style="linear" draw:start-color="#fefefe" draw:end-color="#bcb6a8" draw:start-intensity="100%" draw:end-intensity="100%" draw:angle="0" draw:border="0%"/>
    <draw:gradient draw:name="Gradient_20_9" draw:display-name="Gradient 9" draw:style="linear" draw:start-color="#ff3333" draw:end-color="#ffff66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2%" fo:text-align="start" text:enable-numbering="false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Times New Roman'" style:font-family-generic-asian="roman" style:font-pitch-asian="variable" style:font-size-asian="24pt" style:font-style-asian="normal" style:font-weight-asian="normal" style:font-family-complex="'Times New Roman'" style:font-family-generic-complex="roman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'Lucida Sans Unicode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'Lucida Sans Unicode'" style:font-family-generic="swiss" style:font-pitch="variable" fo:font-size="28pt" fo:font-style="normal" fo:text-shadow="none" style:text-underline-style="none" fo:font-weight="normal" style:font-family-asian="'Lucida Sans Unicode'" style:font-family-generic-asian="swiss" style:font-pitch-asian="variable" style:font-size-asian="28pt" style:font-style-asian="normal" style:font-weight-asian="normal" style:font-family-complex="'Lucida Sans Unicode'" style:font-family-generic-complex="swiss" style:font-pitch-complex="variable" style:font-size-complex="28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">
            <style:text-properties fo:font-family="'Wingdings 3'" style:font-family-generic="roman" style:font-pitch="variable" style:font-charset="x-symbol" fo:color="#ec7600" fo:font-size="100%"/>
          </text:list-level-style-bullet>
          <text:list-level-style-bullet text:level="2" text:bullet-char="»">
            <style:list-level-properties text:space-before="1.27cm"/>
            <style:text-properties fo:font-family="Tahoma" style:font-family-generic="swiss" style:font-pitch="variable" fo:color="#ec7600" fo:font-size="100%"/>
          </text:list-level-style-bullet>
          <text:list-level-style-bullet text:level="3" text:bullet-char="•">
            <style:list-level-properties text:space-before="2.54cm"/>
            <style:text-properties fo:font-family="'Bitstream Vera Sans'" style:font-family-generic="swiss" style:font-pitch="variable" fo:color="#ec7600" fo:font-size="100%"/>
          </text:list-level-style-bullet>
          <text:list-level-style-bullet text:level="4" text:bullet-char="–">
            <style:list-level-properties text:space-before="3.81cm"/>
            <style:text-properties fo:font-family="'Bitstream Vera Sans'" style:font-family-generic="swiss" style:font-pitch="variable" fo:color="#333333" fo:font-size="100%"/>
          </text:list-level-style-bullet>
          <text:list-level-style-bullet text:level="5" text:bullet-char="»">
            <style:list-level-properties text:space-before="5.08cm"/>
            <style:text-properties fo:font-family="'Bitstream Vera Sans'" style:font-family-generic="swiss" style:font-pitch="variable" fo:color="#333333" fo:font-size="100%"/>
          </text:list-level-style-bullet>
          <text:list-level-style-bullet text:level="6" text:bullet-char="»">
            <style:list-level-properties text:space-before="5.08cm"/>
            <style:text-properties fo:font-family="'Bitstream Vera Sans'" style:font-family-generic="swiss" style:font-pitch="variable" fo:color="#333333" fo:font-size="100%"/>
          </text:list-level-style-bullet>
          <text:list-level-style-bullet text:level="7" text:bullet-char="»">
            <style:list-level-properties text:space-before="5.08cm"/>
            <style:text-properties fo:font-family="'Bitstream Vera Sans'" style:font-family-generic="swiss" style:font-pitch="variable" fo:color="#333333" fo:font-size="100%"/>
          </text:list-level-style-bullet>
          <text:list-level-style-bullet text:level="8" text:bullet-char="»">
            <style:list-level-properties text:space-before="5.08cm"/>
            <style:text-properties fo:font-family="'Bitstream Vera Sans'" style:font-family-generic="swiss" style:font-pitch="variable" fo:color="#333333" fo:font-size="100%"/>
          </text:list-level-style-bullet>
          <text:list-level-style-bullet text:level="9" text:bullet-char="»">
            <style:list-level-properties text:space-before="5.08cm"/>
            <style:text-properties fo:font-family="'Bitstream Vera Sans'" style:font-family-generic="swiss" style:font-pitch="variable" fo:color="#333333" fo:font-size="100%"/>
          </text:list-level-style-bullet>
        </text:list-style>
      </style:graphic-properties>
      <style:paragraph-properties fo:margin-left="0cm" fo:margin-right="0cm" fo:margin-top="0.176cm" fo:margin-bottom="0cm" fo:line-height="104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3333" style:text-outline="false" style:text-line-through-style="none" style:text-position="0% 100%" fo:font-family="'Bitstream Vera Sans'" style:font-family-generic="swiss" style:font-pitch="variable" fo:font-size="20pt" fo:font-style="normal" fo:text-shadow="none" style:text-underline-style="none" fo:font-weight="normal" style:font-family-asian="'Lucida Sans Unicode'" style:font-family-generic-asian="swiss" style:font-pitch-asian="variable" style:font-size-asian="20pt" style:font-style-asian="normal" style:font-weight-asian="normal" style:font-family-complex="'Lucida Sans Unicode'" style:font-family-generic-complex="swiss" style:font-pitch-complex="variable" style:font-size-complex="20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2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Times New Roman'" style:font-family-generic-asian="roman" style:font-pitch-asian="variable" style:font-size-asian="24pt" style:font-style-asian="normal" style:font-weight-asian="normal" style:font-family-complex="'Times New Roman'" style:font-family-generic-complex="roman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">
            <style:list-level-properties text:min-label-width="0.93cm"/>
            <style:text-properties fo:font-family="'Wingdings 3'" style:font-family-generic="roman" style:font-pitch="variable" style:font-charset="x-symbol" fo:color="#ec7600" fo:font-size="100%"/>
          </text:list-level-style-bullet>
          <text:list-level-style-bullet text:level="2" text:bullet-char="»">
            <style:list-level-properties text:space-before="1.27cm" text:min-label-width="0.771cm"/>
            <style:text-properties fo:font-family="Tahoma" style:font-family-generic="swiss" style:font-pitch="variable" fo:color="#ec76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Bitstream Vera Sans'" style:font-family-generic="swiss" style:font-pitch="variable" fo:color="#ec76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Bitstream Vera Sans'" style:font-family-generic="swiss" style:font-pitch="variable" fo:color="#333333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Bitstream Vera Sans'" style:font-family-generic="swiss" style:font-pitch="variable" fo:color="#333333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Bitstream Vera Sans'" style:font-family-generic="swiss" style:font-pitch="variable" fo:color="#333333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Bitstream Vera Sans'" style:font-family-generic="swiss" style:font-pitch="variable" fo:color="#333333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Bitstream Vera Sans'" style:font-family-generic="swiss" style:font-pitch="variable" fo:color="#333333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3cm" fo:margin-right="0cm" fo:margin-top="0.176cm" fo:margin-bottom="0cm" fo:line-height="104%" fo:text-align="start" text:enable-numbering="true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333333" style:text-outline="false" style:text-line-through-style="none" style:text-position="0% 100%" fo:font-family="'Bitstream Vera Sans'" style:font-family-generic="swiss" style:font-pitch="variable" fo:font-size="20pt" fo:font-style="normal" fo:text-shadow="none" style:text-underline-style="none" fo:font-weight="normal" style:font-family-asian="'Lucida Sans Unicode'" style:font-family-generic-asian="swiss" style:font-pitch-asian="variable" style:font-size-asian="20pt" style:font-style-asian="normal" style:font-weight-asian="normal" style:font-family-complex="'Lucida Sans Unicode'" style:font-family-generic-complex="swiss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41cm" fo:margin-right="0cm" fo:margin-top="0.158cm" fo:margin-bottom="0cm" fo:line-height="104%" fo:text-align="start" text:enable-numbering="true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333333" style:text-line-through-style="none" style:text-position="0% 100%" fo:font-family="'Bitstream Vera Sans'" style:font-family-generic="swiss" style:font-pitch="variable" fo:font-size="18pt" fo:font-style="normal" fo:text-shadow="none" style:text-underline-style="none" fo:font-weight="normal" style:font-family-asian="'Lucida Sans Unicode'" style:font-family-generic-asian="swiss" style:font-pitch-asian="variable" style:font-size-asian="18pt" style:font-style-asian="normal" style:font-weight-asian="normal" style:font-family-complex="'Lucida Sans Unicode'" style:font-family-generic-complex="swiss" style:font-pitch-complex="variable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41cm" fo:margin-bottom="0cm" fo:line-height="104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33333" style:text-line-through-style="none" style:text-position="0% 100%" fo:font-family="'Bitstream Vera Sans'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23cm" fo:margin-bottom="0cm" fo:line-height="104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33333" style:text-line-through-style="none" style:text-position="0% 100%" fo:font-family="'Bitstream Vera Sans'" style:font-family-generic="swiss" style:font-pitch="variable" fo:font-size="14pt" fo:font-style="normal" fo:text-shadow="none" style:text-underline-style="none" fo:font-weight="normal" style:font-family-asian="'Lucida Sans Unicode'" style:font-family-generic-asian="swiss" style:font-pitch-asian="variable" style:font-size-asian="14pt" style:font-style-asian="normal" style:font-weight-asian="normal" style:font-family-complex="'Lucida Sans Unicode'" style:font-family-generic-complex="swiss" style:font-pitch-complex="variable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23cm" fo:margin-bottom="0cm" fo:line-height="104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33333" style:text-line-through-style="none" style:text-position="0% 100%" fo:font-family="'Bitstream Vera Sans'" style:font-family-generic="swiss" style:font-pitch="variable" fo:font-size="14pt" fo:font-style="normal" fo:text-shadow="none" style:text-underline-style="none" fo:font-weight="normal" style:font-family-asian="'Lucida Sans Unicode'" style:font-family-generic-asian="swiss" style:font-pitch-asian="variable" style:font-size-asian="14pt" style:font-style-asian="normal" style:font-weight-asian="normal" style:font-family-complex="'Lucida Sans Unicode'" style:font-family-generic-complex="swiss" style:font-pitch-complex="variable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23cm" fo:margin-bottom="0cm" fo:line-height="104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33333" style:text-line-through-style="none" style:text-position="0% 100%" fo:font-family="'Bitstream Vera Sans'" style:font-family-generic="swiss" style:font-pitch="variable" fo:font-size="14pt" fo:font-style="normal" fo:text-shadow="none" style:text-underline-style="none" fo:font-weight="normal" style:font-family-asian="'Lucida Sans Unicode'" style:font-family-generic-asian="swiss" style:font-pitch-asian="variable" style:font-size-asian="14pt" style:font-style-asian="normal" style:font-weight-asian="normal" style:font-family-complex="'Lucida Sans Unicode'" style:font-family-generic-complex="swiss" style:font-pitch-complex="variable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23cm" fo:margin-bottom="0cm" fo:line-height="104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33333" style:text-line-through-style="none" style:text-position="0% 100%" fo:font-family="'Bitstream Vera Sans'" style:font-family-generic="swiss" style:font-pitch="variable" fo:font-size="14pt" fo:font-style="normal" fo:text-shadow="none" style:text-underline-style="none" fo:font-weight="normal" style:font-family-asian="'Lucida Sans Unicode'" style:font-family-generic-asian="swiss" style:font-pitch-asian="variable" style:font-size-asian="14pt" style:font-style-asian="normal" style:font-weight-asian="normal" style:font-family-complex="'Lucida Sans Unicode'" style:font-family-generic-complex="swiss" style:font-pitch-complex="variable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23cm" fo:margin-bottom="0cm" fo:line-height="104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33333" style:text-line-through-style="none" style:text-position="0% 100%" fo:font-family="'Bitstream Vera Sans'" style:font-family-generic="swiss" style:font-pitch="variable" fo:font-size="14pt" fo:font-style="normal" fo:text-shadow="none" style:text-underline-style="none" fo:font-weight="normal" style:font-family-asian="'Lucida Sans Unicode'" style:font-family-generic-asian="swiss" style:font-pitch-asian="variable" style:font-size-asian="14pt" style:font-style-asian="normal" style:font-weight-asian="normal" style:font-family-complex="'Lucida Sans Unicode'" style:font-family-generic-complex="swiss" style:font-pitch-complex="variable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23cm" fo:margin-bottom="0cm" fo:line-height="104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33333" style:text-line-through-style="none" style:text-position="0% 100%" fo:font-family="'Bitstream Vera Sans'" style:font-family-generic="swiss" style:font-pitch="variable" fo:font-size="14pt" fo:font-style="normal" fo:text-shadow="none" style:text-underline-style="none" fo:font-weight="normal" style:font-family-asian="'Lucida Sans Unicode'" style:font-family-generic-asian="swiss" style:font-pitch-asian="variable" style:font-size-asian="14pt" style:font-style-asian="normal" style:font-weight-asian="normal" style:font-family-complex="'Lucida Sans Unicode'" style:font-family-generic-complex="swiss" style:font-pitch-complex="variable" style:font-size-complex="14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'Lucida Sans Unicode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'Lucida Sans Unicode'" style:font-family-generic="swiss" style:font-pitch="variable" fo:font-size="28pt" fo:font-style="normal" fo:text-shadow="none" style:text-underline-style="none" fo:font-weight="normal" style:letter-kerning="true" style:font-family-asian="'Lucida Sans Unicode'" style:font-family-generic-asian="swiss" style:font-pitch-asian="variable" style:font-size-asian="28pt" style:font-style-asian="normal" style:font-weight-asian="normal" style:font-family-complex="'Lucida Sans Unicode'" style:font-family-generic-complex="swiss" style:font-pitch-complex="variable" style:font-size-complex="28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">
            <style:text-properties fo:font-family="'Wingdings 3'" style:font-family-generic="roman" style:font-pitch="variable" style:font-charset="x-symbol" fo:color="#ec7600" fo:font-size="100%"/>
          </text:list-level-style-bullet>
          <text:list-level-style-bullet text:level="2" text:bullet-char="»">
            <style:list-level-properties text:space-before="1.27cm"/>
            <style:text-properties fo:font-family="Tahoma" style:font-family-generic="swiss" style:font-pitch="variable" fo:color="#ec7600" fo:font-size="100%"/>
          </text:list-level-style-bullet>
          <text:list-level-style-bullet text:level="3" text:bullet-char="•">
            <style:list-level-properties text:space-before="2.54cm"/>
            <style:text-properties fo:font-family="'Bitstream Vera Sans'" style:font-family-generic="swiss" style:font-pitch="variable" fo:color="#ec7600" fo:font-size="100%"/>
          </text:list-level-style-bullet>
          <text:list-level-style-bullet text:level="4" text:bullet-char="–">
            <style:list-level-properties text:space-before="3.81cm"/>
            <style:text-properties fo:font-family="'Bitstream Vera Sans'" style:font-family-generic="swiss" style:font-pitch="variable" fo:color="#333333" fo:font-size="100%"/>
          </text:list-level-style-bullet>
          <text:list-level-style-bullet text:level="5" text:bullet-char="»">
            <style:list-level-properties text:space-before="5.08cm"/>
            <style:text-properties fo:font-family="'Bitstream Vera Sans'" style:font-family-generic="swiss" style:font-pitch="variable" fo:color="#333333" fo:font-size="100%"/>
          </text:list-level-style-bullet>
          <text:list-level-style-bullet text:level="6" text:bullet-char="»">
            <style:list-level-properties text:space-before="5.08cm"/>
            <style:text-properties fo:font-family="'Bitstream Vera Sans'" style:font-family-generic="swiss" style:font-pitch="variable" fo:color="#333333" fo:font-size="100%"/>
          </text:list-level-style-bullet>
          <text:list-level-style-bullet text:level="7" text:bullet-char="»">
            <style:list-level-properties text:space-before="5.08cm"/>
            <style:text-properties fo:font-family="'Bitstream Vera Sans'" style:font-family-generic="swiss" style:font-pitch="variable" fo:color="#333333" fo:font-size="100%"/>
          </text:list-level-style-bullet>
          <text:list-level-style-bullet text:level="8" text:bullet-char="»">
            <style:list-level-properties text:space-before="5.08cm"/>
            <style:text-properties fo:font-family="'Bitstream Vera Sans'" style:font-family-generic="swiss" style:font-pitch="variable" fo:color="#333333" fo:font-size="100%"/>
          </text:list-level-style-bullet>
          <text:list-level-style-bullet text:level="9" text:bullet-char="»">
            <style:list-level-properties text:space-before="5.08cm"/>
            <style:text-properties fo:font-family="'Bitstream Vera Sans'" style:font-family-generic="swiss" style:font-pitch="variable" fo:color="#333333" fo:font-size="100%"/>
          </text:list-level-style-bullet>
        </text:list-style>
      </style:graphic-properties>
      <style:paragraph-properties fo:margin-left="0cm" fo:margin-right="0cm" fo:margin-top="0.176cm" fo:margin-bottom="0cm" fo:line-height="104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3333" style:text-outline="false" style:text-line-through-style="none" style:text-position="0% 100%" fo:font-family="'Bitstream Vera Sans'" style:font-family-generic="swiss" style:font-pitch="variable" fo:font-size="20pt" fo:font-style="normal" fo:text-shadow="none" style:text-underline-style="none" fo:font-weight="normal" style:letter-kerning="true" style:font-family-asian="'Lucida Sans Unicode'" style:font-family-generic-asian="swiss" style:font-pitch-asian="variable" style:font-size-asian="20pt" style:font-style-asian="normal" style:font-weight-asian="normal" style:font-family-complex="'Lucida Sans Unicode'" style:font-family-generic-complex="swiss" style:font-pitch-complex="variable" style:font-size-complex="20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">
            <style:list-level-properties text:min-label-width="0.93cm"/>
            <style:text-properties fo:font-family="'Wingdings 3'" style:font-family-generic="roman" style:font-pitch="variable" style:font-charset="x-symbol" fo:color="#ec7600" fo:font-size="100%"/>
          </text:list-level-style-bullet>
          <text:list-level-style-bullet text:level="2" text:bullet-char="»">
            <style:list-level-properties text:space-before="1.27cm" text:min-label-width="0.771cm"/>
            <style:text-properties fo:font-family="Tahoma" style:font-family-generic="swiss" style:font-pitch="variable" fo:color="#ec76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Bitstream Vera Sans'" style:font-family-generic="swiss" style:font-pitch="variable" fo:color="#ec76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Bitstream Vera Sans'" style:font-family-generic="swiss" style:font-pitch="variable" fo:color="#333333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Bitstream Vera Sans'" style:font-family-generic="swiss" style:font-pitch="variable" fo:color="#333333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Bitstream Vera Sans'" style:font-family-generic="swiss" style:font-pitch="variable" fo:color="#333333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Bitstream Vera Sans'" style:font-family-generic="swiss" style:font-pitch="variable" fo:color="#333333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Bitstream Vera Sans'" style:font-family-generic="swiss" style:font-pitch="variable" fo:color="#333333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3cm" fo:margin-right="0cm" fo:margin-top="0.176cm" fo:margin-bottom="0cm" fo:line-height="104%" fo:text-align="start" text:enable-numbering="true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333333" style:text-outline="false" style:text-line-through-style="none" style:text-position="0% 100%" fo:font-family="'Bitstream Vera Sans'" style:font-family-generic="swiss" style:font-pitch="variable" fo:font-size="20pt" fo:font-style="normal" fo:text-shadow="none" style:text-underline-style="none" fo:font-weight="normal" style:letter-kerning="true" style:font-family-asian="'Lucida Sans Unicode'" style:font-family-generic-asian="swiss" style:font-pitch-asian="variable" style:font-size-asian="20pt" style:font-style-asian="normal" style:font-weight-asian="normal" style:font-family-complex="'Lucida Sans Unicode'" style:font-family-generic-complex="swiss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41cm" fo:margin-right="0cm" fo:margin-top="0.158cm" fo:margin-bottom="0cm" fo:line-height="104%" fo:text-align="start" text:enable-numbering="true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333333" style:text-line-through-style="none" style:text-position="0% 100%" fo:font-family="'Bitstream Vera Sans'" style:font-family-generic="swiss" style:font-pitch="variable" fo:font-size="18pt" fo:font-style="normal" fo:text-shadow="none" style:text-underline-style="none" fo:font-weight="normal" style:font-family-asian="'Lucida Sans Unicode'" style:font-family-generic-asian="swiss" style:font-pitch-asian="variable" style:font-size-asian="18pt" style:font-style-asian="normal" style:font-weight-asian="normal" style:font-family-complex="'Lucida Sans Unicode'" style:font-family-generic-complex="swiss" style:font-pitch-complex="variable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41cm" fo:margin-bottom="0cm" fo:line-height="104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33333" style:text-line-through-style="none" style:text-position="0% 100%" fo:font-family="'Bitstream Vera Sans'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23cm" fo:margin-bottom="0cm" fo:line-height="104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33333" style:text-line-through-style="none" style:text-position="0% 100%" fo:font-family="'Bitstream Vera Sans'" style:font-family-generic="swiss" style:font-pitch="variable" fo:font-size="14pt" fo:font-style="normal" fo:text-shadow="none" style:text-underline-style="none" fo:font-weight="normal" style:font-family-asian="'Lucida Sans Unicode'" style:font-family-generic-asian="swiss" style:font-pitch-asian="variable" style:font-size-asian="14pt" style:font-style-asian="normal" style:font-weight-asian="normal" style:font-family-complex="'Lucida Sans Unicode'" style:font-family-generic-complex="swiss" style:font-pitch-complex="variable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23cm" fo:margin-bottom="0cm" fo:line-height="104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33333" style:text-line-through-style="none" style:text-position="0% 100%" fo:font-family="'Bitstream Vera Sans'" style:font-family-generic="swiss" style:font-pitch="variable" fo:font-size="14pt" fo:font-style="normal" fo:text-shadow="none" style:text-underline-style="none" fo:font-weight="normal" style:font-family-asian="'Lucida Sans Unicode'" style:font-family-generic-asian="swiss" style:font-pitch-asian="variable" style:font-size-asian="14pt" style:font-style-asian="normal" style:font-weight-asian="normal" style:font-family-complex="'Lucida Sans Unicode'" style:font-family-generic-complex="swiss" style:font-pitch-complex="variable" style:font-size-complex="1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23cm" fo:margin-bottom="0cm" fo:line-height="104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33333" style:text-line-through-style="none" style:text-position="0% 100%" fo:font-family="'Bitstream Vera Sans'" style:font-family-generic="swiss" style:font-pitch="variable" fo:font-size="14pt" fo:font-style="normal" fo:text-shadow="none" style:text-underline-style="none" fo:font-weight="normal" style:font-family-asian="'Lucida Sans Unicode'" style:font-family-generic-asian="swiss" style:font-pitch-asian="variable" style:font-size-asian="14pt" style:font-style-asian="normal" style:font-weight-asian="normal" style:font-family-complex="'Lucida Sans Unicode'" style:font-family-generic-complex="swiss" style:font-pitch-complex="variable" style:font-size-complex="1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23cm" fo:margin-bottom="0cm" fo:line-height="104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33333" style:text-line-through-style="none" style:text-position="0% 100%" fo:font-family="'Bitstream Vera Sans'" style:font-family-generic="swiss" style:font-pitch="variable" fo:font-size="14pt" fo:font-style="normal" fo:text-shadow="none" style:text-underline-style="none" fo:font-weight="normal" style:font-family-asian="'Lucida Sans Unicode'" style:font-family-generic-asian="swiss" style:font-pitch-asian="variable" style:font-size-asian="14pt" style:font-style-asian="normal" style:font-weight-asian="normal" style:font-family-complex="'Lucida Sans Unicode'" style:font-family-generic-complex="swiss" style:font-pitch-complex="variable" style:font-size-complex="1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23cm" fo:margin-bottom="0cm" fo:line-height="104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33333" style:text-line-through-style="none" style:text-position="0% 100%" fo:font-family="'Bitstream Vera Sans'" style:font-family-generic="swiss" style:font-pitch="variable" fo:font-size="14pt" fo:font-style="normal" fo:text-shadow="none" style:text-underline-style="none" fo:font-weight="normal" style:font-family-asian="'Lucida Sans Unicode'" style:font-family-generic-asian="swiss" style:font-pitch-asian="variable" style:font-size-asian="14pt" style:font-style-asian="normal" style:font-weight-asian="normal" style:font-family-complex="'Lucida Sans Unicode'" style:font-family-generic-complex="swiss" style:font-pitch-complex="variable" style:font-size-complex="1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23cm" fo:margin-bottom="0cm" fo:line-height="104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33333" style:text-line-through-style="none" style:text-position="0% 100%" fo:font-family="'Bitstream Vera Sans'" style:font-family-generic="swiss" style:font-pitch="variable" fo:font-size="14pt" fo:font-style="normal" fo:text-shadow="none" style:text-underline-style="none" fo:font-weight="normal" style:font-family-asian="'Lucida Sans Unicode'" style:font-family-generic-asian="swiss" style:font-pitch-asian="variable" style:font-size-asian="14pt" style:font-style-asian="normal" style:font-weight-asian="normal" style:font-family-complex="'Lucida Sans Unicode'" style:font-family-generic-complex="swiss" style:font-pitch-complex="variable" style:font-size-complex="14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solid" draw:fill-color="#9e988c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none" draw:fill="solid" draw:fill-color="#928c8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none" draw:fill="gradient" draw:fill-color="#fefefe" draw:fill-gradient-name="Gradient_20_7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stroke="none" draw:fill="gradient" draw:fill-color="#bcb6a8" draw:fill-gradient-name="Gradient_20_8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1.977cm 0.326cm 4.167cm 0.203cm)" draw:image-opacity="100%" style:mirror="none"/>
    </style:style>
    <style:style style:name="gr11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12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1.896cm 0.178cm 0.295cm 0.178cm)" draw:image-opacity="100%" style:mirror="none"/>
    </style:style>
    <style:style style:name="pr1" style:family="presentation" style:parent-style-name="Default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25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25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25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efault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25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Title1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25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Title1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25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Title1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25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Title1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25cm" fo:min-width="0cm" fo:padding-top="0.13cm" fo:padding-bottom="0.13cm" fo:padding-left="0.25cm" fo:padding-right="0.25cm" fo:wrap-option="no-wrap" draw:shadow="hidden" draw:shadow-color="#808080"/>
    </style:style>
    <style:style style:name="pr9" style:family="presentation" style:parent-style-name="Title1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25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style:writing-mode="lr-tb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fo:margin-left="0cm" fo:margin-right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line-height="93%" text:enable-numbering="false" fo:text-indent="0cm" style:line-break="strict" style:writing-mode="lr-tb"/>
    </style:style>
    <style:style style:name="P8" style:family="paragraph">
      <style:paragraph-properties fo:margin-left="0cm" fo:margin-right="0cm" fo:line-height="93%" fo:text-align="end" text:enable-numbering="false" fo:text-indent="0cm" style:line-break="strict" style:writing-mode="lr-tb"/>
    </style:style>
    <style:style style:name="P9" style:family="paragraph">
      <style:paragraph-properties fo:margin-left="0cm" fo:margin-right="0cm" fo:line-height="93%" fo:text-align="center" text:enable-numbering="false" fo:text-indent="0cm" style:line-break="strict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5f5f5f" fo:font-family="Tahoma" style:font-family-generic="swiss" style:font-pitch="variable" fo:font-size="7pt" fo:language="en" fo:country="GB" style:font-family-asian="Tahoma" style:font-family-generic-asian="swiss" style:font-pitch-asian="variable" style:font-size-asian="7pt" style:font-family-complex="Tahoma" style:font-family-generic-complex="swiss" style:font-pitch-complex="variable" style:font-size-complex="7pt"/>
    </style:style>
    <style:style style:name="T3" style:family="text">
      <style:text-properties fo:font-size="12pt" fo:language="en" fo:country="GB" style:font-family-asian="'DejaVu Sans'" style:font-pitch-asian="variable" style:font-size-asian="12pt" style:font-family-complex="'DejaVu Sans'" style:font-pitch-complex="variable" style:font-size-complex="12pt"/>
    </style:style>
    <style:style style:name="T4" style:family="text">
      <style:text-properties fo:font-size="14pt" fo:language="en" fo:country="GB" style:font-family-asian="'DejaVu Sans'" style:font-pitch-asian="variable" style:font-size-asian="14pt" style:font-family-complex="'DejaVu Sans'" style:font-pitch-complex="variable" style:font-size-complex="14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">
        <style:text-properties fo:font-family="Wingdings" style:font-pitch="variable" style:font-charset="x-symbol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custom-shape draw:style-name="gr3" draw:text-style-name="P3" draw:layer="backgroundobjects" svg:width="22.754cm" svg:height="2.152cm" svg:x="2.646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1.779cm" svg:height="1.677cm" svg:x="2.751cm" svg:y="0.423cm" presentation:class="title" presentation:placeholder="true">
        <draw:text-box/>
      </draw:frame>
      <draw:frame presentation:style-name="Default-outline1" draw:layer="backgroundobjects" svg:width="22.203cm" svg:height="14.372cm" svg:x="2.751cm" svg:y="3.174cm" presentation:class="outline" presentation:placeholder="true">
        <draw:text-box/>
      </draw:frame>
      <draw:custom-shape draw:style-name="gr4" draw:text-style-name="P3" draw:layer="backgroundobjects" svg:width="2.54cm" svg:height="8.044cm" svg:x="-0.106cm" svg:y="2.328cm">
        <text:p/>
        <draw:enhanced-geometry svg:viewBox="0 0 21600 21600" draw:type="rectangle" draw:enhanced-path="M 0 0 L 21600 0 21600 21600 0 21600 0 0 Z N"/>
      </draw:custom-shape>
      <draw:frame draw:style-name="gr5" draw:text-style-name="P4" draw:layer="backgroundobjects" svg:width="3.175cm" svg:height="1.53cm" svg:x="22.225cm" svg:y="17.52cm">
        <draw:image xlink:href="Pictures/10000200000001CD000000DE3889E839.png" xlink:type="simple" xlink:show="embed" xlink:actuate="onLoad">
          <text:p/>
        </draw:image>
      </draw:frame>
      <draw:custom-shape draw:style-name="gr6" draw:text-style-name="P3" draw:layer="backgroundobjects" svg:width="14.605cm" svg:height="0.557cm" svg:x="2.752cm" svg:y="18.287cm">
        <text:p text:style-name="P5"><text:span text:style-name="T2">Copyright 2007 Tikal Knowledge, Ltd.</text:span><text:span text:style-name="T2"><text:tab/></text:span><text:span text:style-name="T2"> <text:s text:c="55"/>| <text:s text:c="2"/></text:span><text:span text:style-name="T2"><text:page-number>&lt;number&gt;</text:page-number></text:span><text:span text:style-name="T2"> <text:s text:c="2"/>|</text:span></text:p>
        <draw:enhanced-geometry svg:viewBox="0 0 21600 21600" draw:type="mso-spt202" draw:enhanced-path="M 0 0 L 21600 0 21600 21600 0 21600 0 0 Z N"/>
      </draw:custom-shape>
      <draw:custom-shape draw:style-name="gr7" draw:text-style-name="P3" draw:layer="backgroundobjects" svg:width="2.54cm" svg:height="7.62cm" svg:x="0cm" svg:y="2.54cm">
        <text:p/>
        <draw:enhanced-geometry svg:viewBox="0 0 21600 21600" draw:type="rectangle" draw:enhanced-path="M 0 0 L 21600 0 21600 21600 0 21600 0 0 Z N"/>
      </draw:custom-shape>
      <draw:custom-shape draw:style-name="gr8" draw:text-style-name="P3" draw:layer="backgroundobjects" svg:width="2.54cm" svg:height="2.857cm" svg:x="-0.106cm" svg:y="10.619cm">
        <text:p/>
        <draw:enhanced-geometry svg:viewBox="0 0 21600 21600" draw:type="rectangle" draw:enhanced-path="M 0 0 L 21600 0 21600 21600 0 21600 0 0 Z N"/>
      </draw:custom-shape>
      <draw:custom-shape draw:style-name="gr9" draw:text-style-name="P3" draw:layer="backgroundobjects" svg:width="2.54cm" svg:height="2.152cm" svg:x="-0.106cm" svg:y="0cm">
        <text:p/>
        <draw:enhanced-geometry svg:viewBox="0 0 21600 21600" draw:type="rectangle" draw:enhanced-path="M 0 0 L 21600 0 21600 21600 0 21600 0 0 Z N"/>
      </draw:custom-shape>
      <draw:frame draw:style-name="gr10" draw:text-style-name="P4" draw:layer="backgroundobjects" svg:width="22.754cm" svg:height="0.424cm" svg:x="2.646cm" svg:y="2.328cm">
        <draw:image xlink:href="Pictures/1000000000000250000000FA53C97402.png" xlink:type="simple" xlink:show="embed" xlink:actuate="onLoad">
          <text:p/>
        </draw:image>
      </draw:frame>
      <presentation:notes style:page-layout-name="PM0">
        <draw:rect draw:style-name="gr11" draw:text-style-name="P6" draw:layer="backgroundobjects" svg:width="19.05cm" svg:height="25.4cm" svg:x="0cm" svg:y="0cm">
          <text:p/>
        </draw:rect>
        <draw:custom-shape draw:style-name="gr12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7" draw:layer="backgroundobjects" svg:width="8.233cm" svg:height="1.249cm" svg:x="-0.001cm" svg:y="0cm" presentation:class="header">
          <draw:text-box>
            <text:p text:style-name="P7"><text:span text:style-name="T3"><presentation:header/></text:span></text:p>
          </draw:text-box>
        </draw:frame>
        <draw:frame presentation:style-name="pr2" draw:text-style-name="P8" draw:layer="backgroundobjects" svg:width="8.233cm" svg:height="1.249cm" svg:x="10.794cm" svg:y="0cm" presentation:class="date-time">
          <draw:text-box>
            <text:p text:style-name="P8"><text:span text:style-name="T3"><presentation:date-time/></text:span></text:p>
          </draw:text-box>
        </draw:frame>
        <draw:page-thumbnail presentation:style-name="Default-title" draw:layer="backgroundobjects" svg:width="12.678cm" svg:height="9.504cm" svg:x="3.175cm" svg:y="1.904cm" presentation:class="page"/>
        <draw:frame presentation:style-name="Default-notes" draw:layer="backgroundobjects" svg:width="13.948cm" svg:height="11.409cm" svg:x="2.54cm" svg:y="12.065cm" presentation:class="notes" presentation:placeholder="true">
          <draw:text-box/>
        </draw:frame>
        <draw:frame presentation:style-name="pr3" draw:text-style-name="P7" draw:layer="backgroundobjects" svg:width="8.233cm" svg:height="1.249cm" svg:x="-0.001cm" svg:y="24.129cm" presentation:class="footer">
          <draw:text-box>
            <text:p text:style-name="P7"><text:span text:style-name="T3"><presentation:footer/></text:span></text:p>
          </draw:text-box>
        </draw:frame>
        <draw:frame presentation:style-name="pr4" draw:text-style-name="P8" draw:layer="backgroundobjects" svg:width="8.233cm" svg:height="1.249cm" svg:x="10.794cm" svg:y="24.129cm" presentation:class="page-number">
          <draw:text-box>
            <text:p text:style-name="P8"><text:span text:style-name="T3"><text:page-number>&lt;number&gt;</text:page-number></text:span></text:p>
          </draw:text-box>
        </draw:frame>
      </presentation:notes>
    </style:master-page>
    <style:master-page style:name="Title1" style:page-layout-name="PM1" draw:style-name="dp1">
      <office:forms form:automatic-focus="false" form:apply-design-mode="false"/>
      <draw:frame presentation:style-name="pr5" draw:text-style-name="P9" draw:layer="backgroundobjects" svg:width="8.021cm" svg:height="1.249cm" svg:x="8.642cm" svg:y="17.357cm" presentation:class="footer">
        <draw:text-box>
          <text:p text:style-name="P9"><text:span text:style-name="T4"><presentation:footer/></text:span></text:p>
        </draw:text-box>
      </draw:frame>
      <draw:frame draw:style-name="gr13" draw:text-style-name="P4" draw:layer="backgroundobjects" svg:width="22.684cm" svg:height="7.972cm" svg:x="2.716cm" svg:y="2.364cm">
        <draw:image xlink:href="Pictures/1000000000000250000000FA53C97402.png" xlink:type="simple" xlink:show="embed" xlink:actuate="onLoad">
          <text:p/>
        </draw:image>
      </draw:frame>
      <draw:frame draw:style-name="gr5" draw:text-style-name="P4" draw:layer="backgroundobjects" svg:width="4.233cm" svg:height="2.041cm" svg:x="10.548cm" svg:y="16.991cm">
        <draw:image xlink:href="Pictures/10000200000001CD000000DE3889E839.png" xlink:type="simple" xlink:show="embed" xlink:actuate="onLoad">
          <text:p/>
        </draw:image>
      </draw:frame>
      <draw:custom-shape draw:style-name="gr3" draw:text-style-name="P3" draw:layer="backgroundobjects" svg:width="22.755cm" svg:height="2.152cm" svg:x="2.716cm" svg:y="0cm">
        <text:p/>
        <draw:enhanced-geometry svg:viewBox="0 0 21600 21600" draw:type="rectangle" draw:enhanced-path="M 0 0 L 21600 0 21600 21600 0 21600 0 0 Z N"/>
      </draw:custom-shape>
      <draw:custom-shape draw:style-name="gr3" draw:text-style-name="P3" draw:layer="backgroundobjects" svg:width="2.54cm" svg:height="8.044cm" svg:x="-0.035cm" svg:y="2.328cm">
        <text:p/>
        <draw:enhanced-geometry svg:viewBox="0 0 21600 21600" draw:type="rectangle" draw:enhanced-path="M 0 0 L 21600 0 21600 21600 0 21600 0 0 Z N"/>
      </draw:custom-shape>
      <draw:custom-shape draw:style-name="gr8" draw:text-style-name="P3" draw:layer="backgroundobjects" svg:width="2.54cm" svg:height="2.857cm" svg:x="-0.035cm" svg:y="10.619cm">
        <text:p/>
        <draw:enhanced-geometry svg:viewBox="0 0 21600 21600" draw:type="rectangle" draw:enhanced-path="M 0 0 L 21600 0 21600 21600 0 21600 0 0 Z N"/>
      </draw:custom-shape>
      <draw:custom-shape draw:style-name="gr9" draw:text-style-name="P3" draw:layer="backgroundobjects" svg:width="2.54cm" svg:height="2.152cm" svg:x="-0.035cm" svg:y="0cm">
        <text:p/>
        <draw:enhanced-geometry svg:viewBox="0 0 21600 21600" draw:type="rectangle" draw:enhanced-path="M 0 0 L 21600 0 21600 21600 0 21600 0 0 Z N"/>
      </draw:custom-shape>
      <draw:frame presentation:style-name="Title1-title" draw:layer="backgroundobjects" svg:width="22.842cm" svg:height="3.163cm" svg:x="1.27cm" svg:y="0.758cm" presentation:class="title" presentation:placeholder="true">
        <draw:text-box/>
      </draw:frame>
      <draw:frame presentation:style-name="Title1-outline1" draw:layer="backgroundobjects" svg:width="22.842cm" svg:height="12.556cm" svg:x="1.27cm" svg:y="4.457cm" presentation:class="outline" presentation:placeholder="true">
        <draw:text-box/>
      </draw:frame>
      <presentation:notes style:page-layout-name="PM0">
        <draw:rect draw:style-name="gr11" draw:text-style-name="P6" draw:layer="backgroundobjects" svg:width="19.05cm" svg:height="25.4cm" svg:x="0cm" svg:y="0cm">
          <text:p/>
        </draw:rect>
        <draw:custom-shape draw:style-name="gr12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7" draw:layer="backgroundobjects" svg:width="8.233cm" svg:height="1.249cm" svg:x="-0.001cm" svg:y="0cm" presentation:class="header">
          <draw:text-box>
            <text:p text:style-name="P7"><text:span text:style-name="T3"><presentation:header/></text:span></text:p>
          </draw:text-box>
        </draw:frame>
        <draw:frame presentation:style-name="pr7" draw:text-style-name="P8" draw:layer="backgroundobjects" svg:width="8.233cm" svg:height="1.249cm" svg:x="10.794cm" svg:y="0cm" presentation:class="date-time">
          <draw:text-box>
            <text:p text:style-name="P8"><text:span text:style-name="T3"><presentation:date-time/></text:span></text:p>
          </draw:text-box>
        </draw:frame>
        <draw:page-thumbnail presentation:style-name="Title1-title" draw:layer="backgroundobjects" svg:width="12.678cm" svg:height="9.504cm" svg:x="3.175cm" svg:y="1.904cm" presentation:class="page"/>
        <draw:frame presentation:style-name="Title1-notes" draw:layer="backgroundobjects" svg:width="13.948cm" svg:height="11.409cm" svg:x="2.54cm" svg:y="12.065cm" presentation:class="notes" presentation:placeholder="true">
          <draw:text-box/>
        </draw:frame>
        <draw:frame presentation:style-name="pr8" draw:text-style-name="P7" draw:layer="backgroundobjects" svg:width="8.233cm" svg:height="1.249cm" svg:x="-0.001cm" svg:y="24.129cm" presentation:class="footer">
          <draw:text-box>
            <text:p text:style-name="P7"><text:span text:style-name="T3"><presentation:footer/></text:span></text:p>
          </draw:text-box>
        </draw:frame>
        <draw:frame presentation:style-name="pr9" draw:text-style-name="P8" draw:layer="backgroundobjects" svg:width="8.233cm" svg:height="1.249cm" svg:x="10.794cm" svg:y="24.129cm" presentation:class="page-number">
          <draw:text-box>
            <text:p text:style-name="P8"><text:span text:style-name="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dc:title>Agenda</dc:title>
    <meta:initial-creator>Yifat Zoref</meta:initial-creator>
    <dc:creator>mark</dc:creator>
    <dc:date>2008-06-26T06:48:19</dc:date>
    <meta:editing-cycles>49</meta:editing-cycles>
    <meta:editing-duration>P5DT1H26M16S</meta:editing-duration>
    <meta:user-defined meta:name="Info 1"/>
    <meta:user-defined meta:name="Info 2"/>
    <meta:user-defined meta:name="Info 3"/>
    <meta:user-defined meta:name="Info 4"/>
    <meta:document-statistic meta:object-count="224"/>
  </office:meta>
</office:document-meta>
</file>